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4.277cm"/>
    </style:style>
    <style:style style:name="Таблица1.B" style:family="table-column">
      <style:table-column-properties style:column-width="12.71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6.696cm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3" style:family="paragraph" style:parent-style-name="Text_20_body">
      <style:text-properties fo:language="ru" fo:country="RU" officeooo:paragraph-rsid="00194734"/>
    </style:style>
    <style:style style:name="P4" style:family="paragraph" style:parent-style-name="Text_20_body">
      <style:text-properties fo:background-color="#ffff99"/>
    </style:style>
    <style:style style:name="P5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Text_20_body">
      <style:paragraph-properties fo:margin-top="0cm" fo:margin-bottom="0.212cm" style:contextual-spacing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9" style:family="paragraph" style:parent-style-name="Text_20_body">
      <style:paragraph-properties fo:margin-top="0cm" fo:margin-bottom="0.212cm" style:contextual-spacing="false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0" style:family="paragraph" style:parent-style-name="Text_20_body">
      <style:paragraph-properties fo:margin-top="0cm" fo:margin-bottom="0.212cm" style:contextual-spacing="false"/>
    </style:style>
    <style:style style:name="P11" style:family="paragraph" style:parent-style-name="Text_20_body">
      <style:text-properties officeooo:paragraph-rsid="0014e3b2"/>
    </style:style>
    <style:style style:name="P12" style:family="paragraph" style:parent-style-name="Text_20_body">
      <style:text-properties officeooo:paragraph-rsid="00194734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fo:language="ru" fo:country="RU" officeooo:paragraph-rsid="00194734"/>
    </style:style>
    <style:style style:name="P15" style:family="paragraph" style:parent-style-name="Text_20_body">
      <style:text-properties fo:language="ru" fo:country="RU" officeooo:paragraph-rsid="001dfa40"/>
    </style:style>
    <style:style style:name="P16" style:family="paragraph" style:parent-style-name="Text_20_body">
      <style:text-properties fo:language="ru" fo:country="RU" officeooo:paragraph-rsid="002f1ba1"/>
    </style:style>
    <style:style style:name="P17" style:family="paragraph" style:parent-style-name="Text_20_body">
      <style:paragraph-properties fo:margin-top="0cm" fo:margin-bottom="0.212cm" style:contextual-spacing="false"/>
      <style:text-properties fo:language="ru" fo:country="RU" officeooo:paragraph-rsid="003788f3"/>
    </style:style>
    <style:style style:name="P18" style:family="paragraph" style:parent-style-name="Text_20_body">
      <style:text-properties fo:language="ru" fo:country="RU" officeooo:paragraph-rsid="004a71a7"/>
    </style:style>
    <style:style style:name="P19" style:family="paragraph" style:parent-style-name="Text_20_body">
      <style:text-properties officeooo:paragraph-rsid="00194734"/>
    </style:style>
    <style:style style:name="P20" style:family="paragraph" style:parent-style-name="Text_20_body">
      <style:text-properties officeooo:paragraph-rsid="0014e3b2"/>
    </style:style>
    <style:style style:name="P21" style:family="paragraph" style:parent-style-name="Text_20_body">
      <style:text-properties fo:background-color="#ffff99"/>
    </style:style>
    <style:style style:name="P22" style:family="paragraph" style:parent-style-name="Text_20_body">
      <style:text-properties officeooo:paragraph-rsid="001dfa40"/>
    </style:style>
    <style:style style:name="P23" style:family="paragraph" style:parent-style-name="Text_20_body">
      <style:text-properties officeooo:paragraph-rsid="00298fe1"/>
    </style:style>
    <style:style style:name="P24" style:family="paragraph" style:parent-style-name="Text_20_body">
      <style:text-properties officeooo:paragraph-rsid="002bdeec"/>
    </style:style>
    <style:style style:name="P25" style:family="paragraph" style:parent-style-name="Text_20_body">
      <style:text-properties officeooo:paragraph-rsid="002dbbf2"/>
    </style:style>
    <style:style style:name="P26" style:family="paragraph" style:parent-style-name="Text_20_body">
      <style:paragraph-properties fo:margin-top="0cm" fo:margin-bottom="0.212cm" style:contextual-spacing="false"/>
    </style:style>
    <style:style style:name="P27" style:family="paragraph" style:parent-style-name="Text_20_body">
      <style:text-properties officeooo:paragraph-rsid="003788f3"/>
    </style:style>
    <style:style style:name="P28" style:family="paragraph" style:parent-style-name="Text_20_body">
      <style:text-properties officeooo:paragraph-rsid="00382f9f"/>
    </style:style>
    <style:style style:name="P29" style:family="paragraph" style:parent-style-name="Text_20_body">
      <style:text-properties officeooo:paragraph-rsid="003fb2d9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e3b2"/>
    </style:style>
    <style:style style:name="T3" style:family="text">
      <style:text-properties fo:language="ru" fo:country="RU" officeooo:rsid="00194734"/>
    </style:style>
    <style:style style:name="T4" style:family="text">
      <style:text-properties fo:language="ru" fo:country="RU" officeooo:rsid="001cbf7a"/>
    </style:style>
    <style:style style:name="T5" style:family="text">
      <style:text-properties fo:language="ru" fo:country="RU" officeooo:rsid="00239807"/>
    </style:style>
    <style:style style:name="T6" style:family="text">
      <style:text-properties fo:language="ru" fo:country="RU" officeooo:rsid="0030c221"/>
    </style:style>
    <style:style style:name="T7" style:family="text">
      <style:text-properties fo:language="ru" fo:country="RU" officeooo:rsid="00338d05"/>
    </style:style>
    <style:style style:name="T8" style:family="text">
      <style:text-properties fo:language="ru" fo:country="RU" officeooo:rsid="0034cdb3"/>
    </style:style>
    <style:style style:name="T9" style:family="text">
      <style:text-properties fo:language="ru" fo:country="RU" officeooo:rsid="00305034"/>
    </style:style>
    <style:style style:name="T10" style:family="text">
      <style:text-properties fo:language="ru" fo:country="RU" officeooo:rsid="003788f3"/>
    </style:style>
    <style:style style:name="T11" style:family="text">
      <style:text-properties fo:language="ru" fo:country="RU" officeooo:rsid="0037e559"/>
    </style:style>
    <style:style style:name="T12" style:family="text">
      <style:text-properties fo:language="ru" fo:country="RU" officeooo:rsid="0039e01e"/>
    </style:style>
    <style:style style:name="T13" style:family="text">
      <style:text-properties fo:language="ru" fo:country="RU" officeooo:rsid="003a0ff2"/>
    </style:style>
    <style:style style:name="T14" style:family="text">
      <style:text-properties fo:language="ru" fo:country="RU" officeooo:rsid="003b3534"/>
    </style:style>
    <style:style style:name="T15" style:family="text">
      <style:text-properties fo:language="ru" fo:country="RU" officeooo:rsid="003fb2d9"/>
    </style:style>
    <style:style style:name="T16" style:family="text">
      <style:text-properties fo:language="ru" fo:country="RU" officeooo:rsid="0046281e"/>
    </style:style>
    <style:style style:name="T17" style:family="text">
      <style:text-properties fo:language="ru" fo:country="RU" officeooo:rsid="00494ae8"/>
    </style:style>
    <style:style style:name="T18" style:family="text">
      <style:text-properties fo:background-color="#ffff99" loext:char-shading-value="0"/>
    </style:style>
    <style:style style:name="T19" style:family="text">
      <style:text-properties style:use-window-font-color="true" loext:opacity="0%" style:text-outline="false" style:text-line-through-style="none" style:text-line-through-typ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94734"/>
    </style:style>
    <style:style style:name="T22" style:family="text">
      <style:text-properties fo:language="en" fo:country="US" officeooo:rsid="00338d05"/>
    </style:style>
    <style:style style:name="T23" style:family="text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24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25" style:family="text">
      <style:text-properties officeooo:rsid="0010dc5e"/>
    </style:style>
    <style:style style:name="T26" style:family="text">
      <style:text-properties officeooo:rsid="00122f99"/>
    </style:style>
    <style:style style:name="T27" style:family="text">
      <style:text-properties officeooo:rsid="0014e3b2"/>
    </style:style>
    <style:style style:name="T28" style:family="text">
      <style:text-properties officeooo:rsid="00194734"/>
    </style:style>
    <style:style style:name="T29" style:family="text">
      <style:text-properties officeooo:rsid="002bdeec"/>
    </style:style>
    <style:style style:name="T30" style:family="text">
      <style:text-properties loext:padding="0cm" loext:border="none"/>
    </style:style>
    <style:style style:name="T31" style:family="text">
      <style:text-properties officeooo:rsid="00338d05"/>
    </style:style>
    <style:style style:name="T32" style:family="text">
      <style:text-properties officeooo:rsid="0034ac7b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size="10pt" fo:language="ru" fo:country="RU" style:language-asian="zh" style:country-asian="CN" style:language-complex="hi" style:country-complex="IN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Segoe UI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font-name="Segoe UI" fo:font-size="10pt" fo:language="ru" fo:country="RU" style:language-asian="zh" style:country-asian="CN" style:language-complex="hi" style:country-complex="IN"/>
    </style:style>
  </office:automatic-styles>
  <office:body>
    <office:text text:use-soft-page-breaks="true">
      <text:tracked-changes>
        <text:changed-region xml:id="ct2541523322224" text:id="ct2541523322224">
          <text:deletion>
            <office:change-info>
              <dc:creator>&lt;анонимный&gt;</dc:creator>
              <dc:date>2024-06-09T11:13:00</dc:date>
            </office:change-info>
            <text:p text:style-name="P1"><text:s/>в</text:p>
          </text:deletion>
        </text:changed-region>
        <text:changed-region xml:id="ct2541523325104" text:id="ct2541523325104">
          <text:deletion>
            <office:change-info>
              <dc:creator>&lt;анонимный&gt;</dc:creator>
              <dc:date>2024-06-09T11:13:00</dc:date>
            </office:change-info>
            <text:p text:style-name="P1">ах<office:annotation loext:resolved="false"><dc:creator>Тарас</dc:creator><dc:date>2024-06-07T14:29:20.410000000</dc:date><text:p text:style-name="P30"><text:span text:style-name="T33">Тут автоматом читаешь среди морей и высоких гор.</text:span></text:p></office:annotation><office:annotation loext:resolved="false"><dc:creator>Тарас</dc:creator><dc:date>2024-06-08T23:27:37.410000000</dc:date><text:p text:style-name="P30"><text:span text:style-name="T36">Ответ на &lt;анонимный&gt; (08.06.2024, 21:48): "…"</text:span></text:p><text:p><text:span text:style-name="T36">Когда читаю, пропускаю союз "в", а потом напарываюсь не на "высоких гор", а на "высоких горах". Ожидает мозг увидеть "среди морей и высоких гор"</text:span></text:p></office:annotation></text:p>
          </text:deletion>
        </text:changed-region>
        <text:changed-region xml:id="ct2541746660864" text:id="ct2541746660864">
          <text:format-change>
            <office:change-info>
              <dc:creator>Тарас</dc:creator>
              <dc:date>2024-06-14T11:59:56</dc:date>
            </office:change-info>
          </text:format-change>
        </text:changed-region>
        <text:changed-region xml:id="ct2541746617376" text:id="ct2541746617376">
          <text:insertion>
            <office:change-info>
              <dc:creator>Тарас</dc:creator>
              <dc:date>2024-06-14T11:59:38</dc:date>
            </office:change-info>
          </text:insertion>
        </text:changed-region>
        <text:changed-region xml:id="ct2541746640992" text:id="ct2541746640992">
          <text:deletion>
            <office:change-info>
              <dc:creator>Тарас</dc:creator>
              <dc:date>2024-06-14T11:59:34</dc:date>
            </office:change-info>
            <text:p text:style-name="P1"><text:span text:style-name="T22">е</text:span></text:p>
          </text:deletion>
        </text:changed-region>
        <text:changed-region xml:id="ct2541523326256" text:id="ct2541523326256">
          <text:deletion>
            <office:change-info>
              <dc:creator>Тарас</dc:creator>
              <dc:date>2024-06-10T20:01:25</dc:date>
            </office:change-info>
            <text:p text:style-name="Text_20_body">,</text:p>
          </text:deletion>
        </text:changed-region>
        <text:changed-region xml:id="ct2541523336624" text:id="ct2541523336624">
          <text:deletion>
            <office:change-info>
              <dc:creator>Тарас</dc:creator>
              <dc:date>2024-06-12T18:40:53</dc:date>
            </office:change-info>
            <text:p text:style-name="P3">Dulmir</text:p>
          </text:deletion>
        </text:changed-region>
        <text:changed-region xml:id="ct2541523333744" text:id="ct2541523333744">
          <text:insertion>
            <office:change-info>
              <dc:creator>Тарас</dc:creator>
              <dc:date>2024-06-12T18:40:53</dc:date>
            </office:change-info>
          </text:insertion>
        </text:changed-region>
        <text:changed-region xml:id="ct2541523326544" text:id="ct2541523326544">
          <text:deletion>
            <office:change-info>
              <dc:creator>Тарас</dc:creator>
              <dc:date>2024-06-12T18:40:58</dc:date>
            </office:change-info>
            <text:p text:style-name="P3"><text:span text:style-name="T28"><text:s/></text:span><text:span text:style-name="T21">(</text:span><text:span text:style-name="T28">Дульмир</text:span><text:span text:style-name="T21">)</text:span></text:p>
          </text:deletion>
        </text:changed-region>
        <text:changed-region xml:id="ct2541746665760" text:id="ct2541746665760">
          <text:deletion>
            <office:change-info>
              <dc:creator>Тарас</dc:creator>
              <dc:date>2024-06-14T12:02:49</dc:date>
            </office:change-info>
            <text:p text:style-name="P3">наемник</text:p>
          </text:deletion>
        </text:changed-region>
        <text:changed-region xml:id="ct2541746662592" text:id="ct2541746662592">
          <text:insertion>
            <office:change-info>
              <dc:creator>Тарас</dc:creator>
              <dc:date>2024-06-14T12:02:49</dc:date>
            </office:change-info>
          </text:insertion>
        </text:changed-region>
        <text:changed-region xml:id="ct2541746662880" text:id="ct2541746662880">
          <text:deletion>
            <office:change-info>
              <dc:creator>Тарас</dc:creator>
              <dc:date>2024-06-14T12:02:50</dc:date>
            </office:change-info>
            <text:p text:style-name="Text_20_body"><text:span text:style-name="T1">наемник</text:span></text:p>
          </text:deletion>
        </text:changed-region>
        <text:changed-region xml:id="ct2541746659712" text:id="ct2541746659712">
          <text:insertion>
            <office:change-info>
              <dc:creator>Тарас</dc:creator>
              <dc:date>2024-06-14T12:02:50</dc:date>
            </office:change-info>
          </text:insertion>
        </text:changed-region>
        <text:changed-region xml:id="ct2541534895104" text:id="ct2541534895104">
          <text:deletion>
            <office:change-info>
              <dc:creator>Тарас</dc:creator>
              <dc:date>2024-06-13T15:34:32</dc:date>
            </office:change-info>
            <text:p text:style-name="Text_20_body"><text:span text:style-name="T1">о своим</text:span></text:p>
          </text:deletion>
        </text:changed-region>
        <text:changed-region xml:id="ct2541746664608" text:id="ct2541746664608">
          <text:deletion>
            <office:change-info>
              <dc:creator>Тарас</dc:creator>
              <dc:date>2024-06-14T12:02:52</dc:date>
            </office:change-info>
            <text:p text:style-name="Text_20_body">наемник</text:p>
          </text:deletion>
        </text:changed-region>
        <text:changed-region xml:id="ct2541746669216" text:id="ct2541746669216">
          <text:insertion>
            <office:change-info>
              <dc:creator>Тарас</dc:creator>
              <dc:date>2024-06-14T12:02:52</dc:date>
            </office:change-info>
          </text:insertion>
        </text:changed-region>
        <text:changed-region xml:id="ct2541746666048" text:id="ct2541746666048">
          <text:deletion>
            <office:change-info>
              <dc:creator>Тарас</dc:creator>
              <dc:date>2024-06-14T12:02:52</dc:date>
            </office:change-info>
            <text:p text:style-name="Text_20_body"><text:span text:style-name="T1">наемник</text:span></text:p>
          </text:deletion>
        </text:changed-region>
        <text:changed-region xml:id="ct2541746663744" text:id="ct2541746663744">
          <text:insertion>
            <office:change-info>
              <dc:creator>Тарас</dc:creator>
              <dc:date>2024-06-14T12:02:52</dc:date>
            </office:change-info>
          </text:insertion>
        </text:changed-region>
        <text:changed-region xml:id="ct2541523334320" text:id="ct2541523334320">
          <text:format-change>
            <office:change-info>
              <dc:creator>Тарас</dc:creator>
              <dc:date>2024-06-11T17:00:41</dc:date>
            </office:change-info>
          </text:format-change>
        </text:changed-region>
        <text:changed-region xml:id="ct2541523326832" text:id="ct2541523326832">
          <text:deletion>
            <office:change-info>
              <dc:creator>Тарас</dc:creator>
              <dc:date>2024-06-12T18:41:10</dc:date>
            </office:change-info>
            <text:p text:style-name="Text_20_body"><text:span text:style-name="T1">Tarankol</text:span></text:p>
          </text:deletion>
        </text:changed-region>
        <text:changed-region xml:id="ct2541523329712" text:id="ct2541523329712">
          <text:insertion>
            <office:change-info>
              <dc:creator>Тарас</dc:creator>
              <dc:date>2024-06-12T18:41:10</dc:date>
            </office:change-info>
          </text:insertion>
        </text:changed-region>
        <text:changed-region xml:id="ct2541523327120" text:id="ct2541523327120">
          <text:deletion>
            <office:change-info>
              <dc:creator>Тарас</dc:creator>
              <dc:date>2024-06-12T18:41:14</dc:date>
            </office:change-info>
            <text:p text:style-name="Text_20_body"><text:span text:style-name="T3"><text:s/>(Таранкол)</text:span></text:p>
          </text:deletion>
        </text:changed-region>
        <text:changed-region xml:id="ct2541746629472" text:id="ct2541746629472">
          <text:deletion>
            <office:change-info>
              <dc:creator>Тарас</dc:creator>
              <dc:date>2024-06-13T23:41:44</dc:date>
            </office:change-info>
            <text:p text:style-name="Text_20_body"><text:span text:style-name="T1">.</text:span></text:p>
          </text:deletion>
        </text:changed-region>
        <text:changed-region xml:id="ct2541523325968" text:id="ct2541523325968">
          <text:deletion>
            <office:change-info>
              <dc:creator>Тарас</dc:creator>
              <dc:date>2024-06-12T18:41:26</dc:date>
            </office:change-info>
            <text:p text:style-name="P12">Tarankol <text:span text:style-name="T1">(Таранкол)</text:span></text:p>
          </text:deletion>
        </text:changed-region>
        <text:changed-region xml:id="ct2541523330288" text:id="ct2541523330288">
          <text:insertion>
            <office:change-info>
              <dc:creator>Тарас</dc:creator>
              <dc:date>2024-06-12T18:41:26</dc:date>
            </office:change-info>
          </text:insertion>
        </text:changed-region>
        <text:changed-region xml:id="ct2541746666912" text:id="ct2541746666912">
          <text:deletion>
            <office:change-info>
              <dc:creator>Тарас</dc:creator>
              <dc:date>2024-06-14T12:02:53</dc:date>
            </office:change-info>
            <text:p text:style-name="P12">наемник</text:p>
          </text:deletion>
        </text:changed-region>
        <text:changed-region xml:id="ct2541746666336" text:id="ct2541746666336">
          <text:insertion>
            <office:change-info>
              <dc:creator>Тарас</dc:creator>
              <dc:date>2024-06-14T12:02:53</dc:date>
            </office:change-info>
          </text:insertion>
        </text:changed-region>
        <text:changed-region xml:id="ct2541523328272" text:id="ct2541523328272">
          <text:deletion>
            <office:change-info>
              <dc:creator>Тарас</dc:creator>
              <dc:date>2024-06-11T17:15:33</dc:date>
            </office:change-info>
            <text:p text:style-name="P11"><text:s/>знак</text:p>
          </text:deletion>
        </text:changed-region>
        <text:changed-region xml:id="ct2541523325392" text:id="ct2541523325392">
          <text:insertion>
            <office:change-info>
              <dc:creator>Тарас</dc:creator>
              <dc:date>2024-06-11T17:15:35</dc:date>
            </office:change-info>
          </text:insertion>
        </text:changed-region>
        <text:changed-region xml:id="ct2541746669792" text:id="ct2541746669792">
          <text:deletion>
            <office:change-info>
              <dc:creator>Тарас</dc:creator>
              <dc:date>2024-06-14T12:02:54</dc:date>
            </office:change-info>
            <text:p text:style-name="P22"><text:span text:style-name="T1">наемник</text:span></text:p>
          </text:deletion>
        </text:changed-region>
        <text:changed-region xml:id="ct2541746667488" text:id="ct2541746667488">
          <text:insertion>
            <office:change-info>
              <dc:creator>Тарас</dc:creator>
              <dc:date>2024-06-14T12:02:54</dc:date>
            </office:change-info>
          </text:insertion>
        </text:changed-region>
        <text:changed-region xml:id="ct2541746609888" text:id="ct2541746609888">
          <text:insertion>
            <office:change-info>
              <dc:creator>Тарас</dc:creator>
              <dc:date>2024-06-13T15:48:34</dc:date>
            </office:change-info>
          </text:insertion>
        </text:changed-region>
        <text:changed-region xml:id="ct2541523334608" text:id="ct2541523334608">
          <text:deletion>
            <office:change-info>
              <dc:creator>Тарас</dc:creator>
              <dc:date>2024-06-08T18:18:34</dc:date>
            </office:change-info>
            <text:p text:style-name="P22"><text:span text:style-name="T1">«</text:span></text:p>
          </text:deletion>
        </text:changed-region>
        <text:changed-region xml:id="ct2541523334896" text:id="ct2541523334896">
          <text:deletion>
            <office:change-info>
              <dc:creator>Тарас</dc:creator>
              <dc:date>2024-06-08T18:18:33</dc:date>
            </office:change-info>
            <text:p text:style-name="P22"><text:span text:style-name="T1">»</text:span></text:p>
          </text:deletion>
        </text:changed-region>
        <text:changed-region xml:id="ct2541746612768" text:id="ct2541746612768">
          <text:insertion>
            <office:change-info>
              <dc:creator>Тарас</dc:creator>
              <dc:date>2024-06-13T15:48:07</dc:date>
            </office:change-info>
          </text:insertion>
        </text:changed-region>
        <text:changed-region xml:id="ct2541746603264" text:id="ct2541746603264">
          <text:deletion>
            <office:change-info>
              <dc:creator>Тарас</dc:creator>
              <dc:date>2024-06-13T15:48:07</dc:date>
            </office:change-info>
            <text:p text:style-name="P22"><text:span text:style-name="T1"><text:s/>-</text:span></text:p>
          </text:deletion>
        </text:changed-region>
        <text:changed-region xml:id="ct2541746679584" text:id="ct2541746679584">
          <text:deletion>
            <office:change-info>
              <dc:creator>Тарас</dc:creator>
              <dc:date>2024-06-14T12:02:55</dc:date>
            </office:change-info>
            <text:p text:style-name="P22"><text:span text:style-name="T1">наемник</text:span></text:p>
          </text:deletion>
        </text:changed-region>
        <text:changed-region xml:id="ct2541746689952" text:id="ct2541746689952">
          <text:insertion>
            <office:change-info>
              <dc:creator>Тарас</dc:creator>
              <dc:date>2024-06-14T12:02:55</dc:date>
            </office:change-info>
          </text:insertion>
        </text:changed-region>
        <text:changed-region xml:id="ct2541746616224" text:id="ct2541746616224">
          <text:deletion>
            <office:change-info>
              <dc:creator>Тарас</dc:creator>
              <dc:date>2024-06-13T15:43:11</dc:date>
            </office:change-info>
            <text:p text:style-name="P22"><text:span text:style-name="T1">должен был жда</text:span></text:p>
          </text:deletion>
        </text:changed-region>
        <text:changed-region xml:id="ct2541523332016" text:id="ct2541523332016">
          <text:deletion>
            <office:change-info>
              <dc:creator>Тарас</dc:creator>
              <dc:date>2024-06-07T14:37:23</dc:date>
            </office:change-info>
            <text:p text:style-name="P22"><text:span text:style-name="T1">л</text:span></text:p>
          </text:deletion>
        </text:changed-region>
        <text:changed-region xml:id="ct2541746599808" text:id="ct2541746599808">
          <text:insertion>
            <office:change-info>
              <dc:creator>Тарас</dc:creator>
              <dc:date>2024-06-13T15:43:11</dc:date>
            </office:change-info>
          </text:insertion>
        </text:changed-region>
        <text:changed-region xml:id="ct2541523328848" text:id="ct2541523328848">
          <text:insertion>
            <office:change-info>
              <dc:creator>Тарас</dc:creator>
              <dc:date>2024-06-10T20:09:45</dc:date>
            </office:change-info>
          </text:insertion>
        </text:changed-region>
        <text:changed-region xml:id="ct2541523325680" text:id="ct2541523325680">
          <text:deletion>
            <office:change-info>
              <dc:creator>Тарас</dc:creator>
              <dc:date>2024-06-10T20:09:44</dc:date>
            </office:change-info>
            <text:p text:style-name="P15"><text:span text:style-name="T26">ет</text:span></text:p>
          </text:deletion>
        </text:changed-region>
        <text:changed-region xml:id="ct2541523323952" text:id="ct2541523323952">
          <text:insertion>
            <office:change-info>
              <dc:creator>Тарас</dc:creator>
              <dc:date>2024-06-10T20:10:09</dc:date>
            </office:change-info>
          </text:insertion>
        </text:changed-region>
        <text:changed-region xml:id="ct2541523335472" text:id="ct2541523335472">
          <text:deletion>
            <office:change-info>
              <dc:creator>Тарас</dc:creator>
              <dc:date>2024-06-10T20:10:09</dc:date>
            </office:change-info>
            <text:p text:style-name="P15"><text:span text:style-name="T26">яется</text:span></text:p>
          </text:deletion>
        </text:changed-region>
        <text:changed-region xml:id="ct2541746609600" text:id="ct2541746609600">
          <text:insertion>
            <office:change-info>
              <dc:creator>Тарас</dc:creator>
              <dc:date>2024-06-13T15:48:43</dc:date>
            </office:change-info>
          </text:insertion>
        </text:changed-region>
        <text:changed-region xml:id="ct2541746620832" text:id="ct2541746620832">
          <text:insertion>
            <office:change-info>
              <dc:creator>Тарас</dc:creator>
              <dc:date>2024-06-13T23:41:28</dc:date>
            </office:change-info>
          </text:insertion>
        </text:changed-region>
        <text:changed-region xml:id="ct2541746606720" text:id="ct2541746606720">
          <text:deletion>
            <office:change-info>
              <dc:creator>Тарас</dc:creator>
              <dc:date>2024-06-13T23:41:28</dc:date>
            </office:change-info>
            <text:p text:style-name="P16">“</text:p>
          </text:deletion>
        </text:changed-region>
        <text:changed-region xml:id="ct2541746602976" text:id="ct2541746602976">
          <text:deletion>
            <office:change-info>
              <dc:creator>Тарас</dc:creator>
              <dc:date>2024-06-13T23:41:33</dc:date>
            </office:change-info>
            <text:p text:style-name="P16">“</text:p>
          </text:deletion>
        </text:changed-region>
        <text:changed-region xml:id="ct2541746614784" text:id="ct2541746614784">
          <text:insertion>
            <office:change-info>
              <dc:creator>Тарас</dc:creator>
              <dc:date>2024-06-13T23:41:33</dc:date>
            </office:change-info>
          </text:insertion>
        </text:changed-region>
        <text:changed-region xml:id="ct2541746615072" text:id="ct2541746615072">
          <text:insertion>
            <office:change-info>
              <dc:creator>Тарас</dc:creator>
              <dc:date>2024-06-13T15:48:10</dc:date>
            </office:change-info>
          </text:insertion>
        </text:changed-region>
        <text:changed-region xml:id="ct2541523327696" text:id="ct2541523327696">
          <text:insertion>
            <office:change-info>
              <dc:creator>Тарас</dc:creator>
              <dc:date>2024-06-11T17:16:22</dc:date>
            </office:change-info>
          </text:insertion>
        </text:changed-region>
        <text:changed-region xml:id="ct2541523335760" text:id="ct2541523335760">
          <text:deletion>
            <office:change-info>
              <dc:creator>Тарас</dc:creator>
              <dc:date>2024-06-10T20:10:21</dc:date>
            </office:change-info>
            <text:p text:style-name="P16"><text:span text:style-name="T26">нул</text:span></text:p>
          </text:deletion>
        </text:changed-region>
        <text:changed-region xml:id="ct2541523336048" text:id="ct2541523336048">
          <text:insertion>
            <office:change-info>
              <dc:creator>Тарас</dc:creator>
              <dc:date>2024-06-10T20:10:29</dc:date>
            </office:change-info>
          </text:insertion>
        </text:changed-region>
        <text:changed-region xml:id="ct2541523336912" text:id="ct2541523336912">
          <text:deletion>
            <office:change-info>
              <dc:creator>Тарас</dc:creator>
              <dc:date>2024-06-10T20:10:29</dc:date>
            </office:change-info>
            <text:p text:style-name="P16">.</text:p>
          </text:deletion>
        </text:changed-region>
        <text:changed-region xml:id="ct2541746632352" text:id="ct2541746632352">
          <text:insertion>
            <office:change-info>
              <dc:creator>Тарас</dc:creator>
              <dc:date>2024-06-13T16:05:25</dc:date>
            </office:change-info>
          </text:insertion>
        </text:changed-region>
        <text:changed-region xml:id="ct2541746620544" text:id="ct2541746620544">
          <text:deletion>
            <office:change-info>
              <dc:creator>Тарас</dc:creator>
              <dc:date>2024-06-13T16:05:48</dc:date>
            </office:change-info>
            <text:p text:style-name="Text_20_body"><text:span text:style-name="T1">Скупому</text:span></text:p>
          </text:deletion>
        </text:changed-region>
        <text:changed-region xml:id="ct2541746619968" text:id="ct2541746619968">
          <text:insertion>
            <office:change-info>
              <dc:creator>Тарас</dc:creator>
              <dc:date>2024-06-13T16:05:48</dc:date>
            </office:change-info>
          </text:insertion>
        </text:changed-region>
        <text:changed-region xml:id="ct2541746621696" text:id="ct2541746621696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<text:s/>купцу пришлось выплатить оговорённую стоимость полностью</text:span></text:p>
          </text:deletion>
        </text:changed-region>
        <text:changed-region xml:id="ct2541746634080" text:id="ct2541746634080">
          <text:deletion>
            <office:change-info>
              <dc:creator>Тарас</dc:creator>
              <dc:date>2024-06-10T20:10:55</dc:date>
            </office:change-info>
            <text:p text:style-name="Text_20_body"><text:span text:style-name="T1">. Т</text:span></text:p>
          </text:deletion>
        </text:changed-region>
        <text:changed-region xml:id="ct2541746622272" text:id="ct2541746622272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олько тогда Резкар выпустил его из </text:span></text:p>
          </text:deletion>
        </text:changed-region>
        <text:changed-region xml:id="ct2541746619680" text:id="ct2541746619680">
          <text:deletion>
            <office:change-info>
              <dc:creator>Тарас</dc:creator>
              <dc:date>2024-06-13T16:01:57</dc:date>
            </office:change-info>
            <text:p text:style-name="Text_20_body"><text:span text:style-name="T1">своих </text:span></text:p>
          </text:deletion>
        </text:changed-region>
        <text:changed-region xml:id="ct2541746633504" text:id="ct2541746633504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крепких объятий. </text:span></text:p>
          </text:deletion>
        </text:changed-region>
        <text:changed-region xml:id="ct2541746607584" text:id="ct2541746607584">
          <text:deletion>
            <office:change-info>
              <dc:creator>Тарас</dc:creator>
              <dc:date>2024-06-13T16:02:52</dc:date>
            </office:change-info>
            <text:p text:style-name="Text_20_body"><text:span text:style-name="T1">Однако, т</text:span></text:p>
          </text:deletion>
        </text:changed-region>
        <text:changed-region xml:id="ct2541746627168" text:id="ct2541746627168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орговец не забыл обиды и, стремясь отомстить за</text:span></text:p>
          </text:deletion>
        </text:changed-region>
        <text:changed-region xml:id="ct2541746633792" text:id="ct2541746633792">
          <text:deletion>
            <office:change-info>
              <dc:creator>Тарас</dc:creator>
              <dc:date>2024-06-13T16:02:02</dc:date>
            </office:change-info>
            <text:p text:style-name="Text_20_body"><text:span text:style-name="T1"><text:s/>свои</text:span></text:p>
          </text:deletion>
        </text:changed-region>
        <text:changed-region xml:id="ct2541746634944" text:id="ct2541746634944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<text:s/>унижения, умело оклеветал ящера перед городским Советом, выдвинув обвинения в нападении на караваны.</text:span></text:p>
          </text:deletion>
        </text:changed-region>
        <text:changed-region xml:id="ct2541746673536" text:id="ct2541746673536">
          <text:deletion>
            <office:change-info>
              <dc:creator>Тарас</dc:creator>
              <dc:date>2024-06-14T12:02:56</dc:date>
            </office:change-info>
            <text:p text:style-name="Text_20_body">наемник</text:p>
          </text:deletion>
        </text:changed-region>
        <text:changed-region xml:id="ct2541746687072" text:id="ct2541746687072">
          <text:insertion>
            <office:change-info>
              <dc:creator>Тарас</dc:creator>
              <dc:date>2024-06-14T12:02:56</dc:date>
            </office:change-info>
          </text:insertion>
        </text:changed-region>
        <text:changed-region xml:id="ct2541746677280" text:id="ct2541746677280">
          <text:insertion>
            <office:change-info>
              <dc:creator>Тарас</dc:creator>
              <dc:date>2024-06-14T12:03:10</dc:date>
            </office:change-info>
          </text:insertion>
        </text:changed-region>
        <text:changed-region xml:id="ct2541746626304" text:id="ct2541746626304">
          <text:insertion>
            <office:change-info>
              <dc:creator>Тарас</dc:creator>
              <dc:date>2024-06-13T23:40:19</dc:date>
            </office:change-info>
          </text:insertion>
        </text:changed-region>
        <text:changed-region xml:id="ct2541746630336" text:id="ct2541746630336">
          <text:insertion>
            <office:change-info>
              <dc:creator>Тарас</dc:creator>
              <dc:date>2024-06-13T17:52:45</dc:date>
            </office:change-info>
          </text:insertion>
        </text:changed-region>
        <text:changed-region xml:id="ct2541746621408" text:id="ct2541746621408">
          <text:deletion>
            <office:change-info>
              <dc:creator>Тарас</dc:creator>
              <dc:date>2024-06-13T17:52:45</dc:date>
            </office:change-info>
            <text:p text:style-name="P25"><text:span text:style-name="T1">Наемники пытались пробиться к спасительным городским вратам, но превосходящие силы противника оттеснили их прочь. <text:s/>Растерянные, наемники <text:s/>не знали, как выбраться из западни. Но тут появился Шолох: «Следуйте за мной, на мой корабль</text:span></text:p>
          </text:deletion>
        </text:changed-region>
        <text:changed-region xml:id="ct2541523323376" text:id="ct2541523323376">
          <text:deletion>
            <office:change-info>
              <dc:creator>Тарас</dc:creator>
              <dc:date>2024-06-10T20:11:38</dc:date>
            </office:change-info>
            <text:p text:style-name="P25"><text:span text:style-name="T1">. </text:span></text:p>
          </text:deletion>
        </text:changed-region>
        <text:changed-region xml:id="ct2541746621984" text:id="ct2541746621984">
          <text:deletion>
            <office:change-info>
              <dc:creator>Тарас</dc:creator>
              <dc:date>2024-06-13T17:52:45</dc:date>
            </office:change-info>
            <text:p text:style-name="P25"><text:span text:style-name="T1">» - сказал он и указал рукой в направлении порта. Отряд <text:s/>с боями проби</text:span><text:span text:style-name="T2">вается</text:span><text:span text:style-name="T1"> к порту и взобравшись на корабль, наконец, спасается бегством от неоправданной и жестокой ярости стражи.</text:span></text:p>
          </text:deletion>
        </text:changed-region>
        <text:changed-region xml:id="ct2541746685920" text:id="ct2541746685920">
          <text:insertion>
            <office:change-info>
              <dc:creator>Тарас</dc:creator>
              <dc:date>2024-06-14T12:03:04</dc:date>
            </office:change-info>
          </text:insertion>
        </text:changed-region>
        <text:changed-region xml:id="ct2541746623424" text:id="ct2541746623424">
          <text:insertion>
            <office:change-info>
              <dc:creator>Тарас</dc:creator>
              <dc:date>2024-06-13T19:04:24</dc:date>
            </office:change-info>
          </text:insertion>
        </text:changed-region>
        <text:changed-region xml:id="ct2541746600960" text:id="ct2541746600960">
          <text:deletion>
            <office:change-info>
              <dc:creator>Тарас</dc:creator>
              <dc:date>2024-06-13T19:04:24</dc:date>
            </office:change-info>
            <text:p text:style-name="P23">Уплыв на корабле<text:span text:style-name="T1">, наемники так и не получают столь желанного спасения. Из-за горизонта, наперерез им мчался фрегат с черным флагом. Пираты быстро настигают корабль Резкара и берут</text:span></text:p>
          </text:deletion>
        </text:changed-region>
        <text:changed-region xml:id="ct2541746614496" text:id="ct2541746614496">
          <text:deletion>
            <office:change-info>
              <dc:creator>Тарас</dc:creator>
              <dc:date>2024-06-13T19:01:26</dc:date>
            </office:change-info>
            <text:p text:style-name="P23"><text:span text:style-name="T1"><text:s/>его</text:span></text:p>
          </text:deletion>
        </text:changed-region>
        <text:changed-region xml:id="ct2541746618240" text:id="ct2541746618240">
          <text:deletion>
            <office:change-info>
              <dc:creator>Тарас</dc:creator>
              <dc:date>2024-06-13T19:04:24</dc:date>
            </office:change-info>
            <text:p text:style-name="P23"><text:span text:style-name="T1"><text:s/>на абордаж. «</text:span></text:p>
          </text:deletion>
        </text:changed-region>
        <text:changed-region xml:id="ct2541746615648" text:id="ct2541746615648">
          <text:deletion>
            <office:change-info>
              <dc:creator>Тарас</dc:creator>
              <dc:date>2024-06-13T18:50:20</dc:date>
            </office:change-info>
            <text:p text:style-name="P23"><text:span text:style-name="T20">Эх, многовато нежданных приключений за последнее время.</text:span></text:p>
          </text:deletion>
        </text:changed-region>
        <text:changed-region xml:id="ct2541746621120" text:id="ct2541746621120">
          <text:deletion>
            <office:change-info>
              <dc:creator>Тарас</dc:creator>
              <dc:date>2024-06-13T19:04:24</dc:date>
            </office:change-info>
            <text:p text:style-name="P23"><text:span text:style-name="T1"><text:s/></text:span></text:p>
          </text:deletion>
        </text:changed-region>
        <text:changed-region xml:id="ct2541746604416" text:id="ct2541746604416">
          <text:deletion>
            <office:change-info>
              <dc:creator>Тарас</dc:creator>
              <dc:date>2024-06-13T18:52:47</dc:date>
            </office:change-info>
            <text:p text:style-name="P23"><text:span text:style-name="T5">Сталь не</text:span></text:p>
          </text:deletion>
        </text:changed-region>
        <text:changed-region xml:id="ct2541746620256" text:id="ct2541746620256">
          <text:deletion>
            <office:change-info>
              <dc:creator>Тарас</dc:creator>
              <dc:date>2024-06-13T18:09:35</dc:date>
            </office:change-info>
            <text:p text:style-name="P23"><text:span text:style-name="T5"><text:s/>успевает</text:span></text:p>
          </text:deletion>
        </text:changed-region>
        <text:changed-region xml:id="ct2541746632928" text:id="ct2541746632928">
          <text:deletion>
            <office:change-info>
              <dc:creator>Тарас</dc:creator>
              <dc:date>2024-06-13T18:52:47</dc:date>
            </office:change-info>
            <text:p text:style-name="P23"><text:span text:style-name="T5"><text:s/></text:span></text:p>
          </text:deletion>
        </text:changed-region>
        <text:changed-region xml:id="ct2541746604704" text:id="ct2541746604704">
          <text:deletion>
            <office:change-info>
              <dc:creator>Тарас</dc:creator>
              <dc:date>2024-06-13T19:04:24</dc:date>
            </office:change-info>
            <text:p text:style-name="P23"><text:span text:style-name="T5">просохн</text:span></text:p>
          </text:deletion>
        </text:changed-region>
        <text:changed-region xml:id="ct2541746616512" text:id="ct2541746616512">
          <text:deletion>
            <office:change-info>
              <dc:creator>Тарас</dc:creator>
              <dc:date>2024-06-13T18:09:39</dc:date>
            </office:change-info>
            <text:p text:style-name="P23"><text:span text:style-name="T5">уть</text:span></text:p>
          </text:deletion>
        </text:changed-region>
        <text:changed-region xml:id="ct2541746633216" text:id="ct2541746633216">
          <text:deletion>
            <office:change-info>
              <dc:creator>Тарас</dc:creator>
              <dc:date>2024-06-13T19:04:24</dc:date>
            </office:change-info>
            <text:p text:style-name="P23"><text:span text:style-name="T5">» - </text:span></text:p>
          </text:deletion>
        </text:changed-region>
        <text:changed-region xml:id="ct2541746623136" text:id="ct2541746623136">
          <text:deletion>
            <office:change-info>
              <dc:creator>Тарас</dc:creator>
              <dc:date>2024-06-13T18:53:53</dc:date>
            </office:change-info>
            <text:p text:style-name="P23"><text:span text:style-name="T5">промолвил </text:span></text:p>
          </text:deletion>
        </text:changed-region>
        <text:changed-region xml:id="ct2541746622848" text:id="ct2541746622848">
          <text:deletion>
            <office:change-info>
              <dc:creator>Тарас</dc:creator>
              <dc:date>2024-06-07T14:39:23</dc:date>
            </office:change-info>
            <text:p text:style-name="P23"><text:span text:style-name="T5">Резкар</text:span></text:p>
          </text:deletion>
        </text:changed-region>
        <text:changed-region xml:id="ct2541746630624" text:id="ct2541746630624">
          <text:deletion>
            <office:change-info>
              <dc:creator>Тарас</dc:creator>
              <dc:date>2024-06-13T19:04:24</dc:date>
            </office:change-info>
            <text:p text:style-name="P23"><text:span text:style-name="T5">, обнажая</text:span></text:p>
          </text:deletion>
        </text:changed-region>
        <text:changed-region xml:id="ct2541746617664" text:id="ct2541746617664">
          <text:deletion>
            <office:change-info>
              <dc:creator>Тарас</dc:creator>
              <dc:date>2024-06-13T17:57:36</dc:date>
            </office:change-info>
            <text:p text:style-name="P23"><text:span text:style-name="T5"><text:s/>свое</text:span></text:p>
          </text:deletion>
        </text:changed-region>
        <text:changed-region xml:id="ct2541746626880" text:id="ct2541746626880">
          <text:deletion>
            <office:change-info>
              <dc:creator>Тарас</dc:creator>
              <dc:date>2024-06-13T19:04:24</dc:date>
            </office:change-info>
            <text:p text:style-name="P23"><text:span text:style-name="T5"><text:s/>оружие.</text:span></text:p>
          </text:deletion>
        </text:changed-region>
        <text:changed-region xml:id="ct2541746624000" text:id="ct2541746624000">
          <text:deletion>
            <office:change-info>
              <dc:creator>Тарас</dc:creator>
              <dc:date>2024-06-13T19:43:19</dc:date>
            </office:change-info>
            <text:p text:style-name="P1">В морском сражении погибло немало воинов, но корабль, уцелевший в бою, наконец-то причаливает к пристани. Город, в который прибыл отряд, назывался </text:p>
          </text:deletion>
        </text:changed-region>
        <text:changed-region xml:id="ct2541527512672" text:id="ct2541527512672">
          <text:deletion>
            <office:change-info>
              <dc:creator>Тарас</dc:creator>
              <dc:date>2024-06-12T18:39:43</dc:date>
            </office:change-info>
            <text:p text:style-name="P1">Brae</text:p>
          </text:deletion>
        </text:changed-region>
        <text:changed-region xml:id="ct2541746632064" text:id="ct2541746632064">
          <text:deletion>
            <office:change-info>
              <dc:creator>Тарас</dc:creator>
              <dc:date>2024-06-13T19:43:19</dc:date>
            </office:change-info>
            <text:p text:style-name="P1">. Тепло распрощавшись с наемниками, монахи продолжили свой путь, направившись на северо-запад, где вдалеке вздымались к небу горные хребты. А для воинов Резкара всегда найдётся хорошая работёнка в таком большом городе.</text:p>
          </text:deletion>
        </text:changed-region>
        <text:changed-region xml:id="ct2541746624288" text:id="ct2541746624288">
          <text:insertion>
            <office:change-info>
              <dc:creator>Тарас</dc:creator>
              <dc:date>2024-06-13T19:43:19</dc:date>
            </office:change-info>
          </text:insertion>
        </text:changed-region>
        <text:changed-region xml:id="ct2541746625728" text:id="ct2541746625728">
          <text:insertion>
            <office:change-info>
              <dc:creator>Тарас</dc:creator>
              <dc:date>2024-06-14T00:22:20</dc:date>
            </office:change-info>
          </text:insertion>
        </text:changed-region>
        <text:changed-region xml:id="ct2541746650208" text:id="ct2541746650208">
          <text:deletion>
            <office:change-info>
              <dc:creator>Тарас</dc:creator>
              <dc:date>2024-06-14T00:22:20</dc:date>
            </office:change-info>
            <text:p text:style-name="Text_20_body">В первом же портовом трактире, куда заглянул Резкар, шел найм добровольцев <text:span text:style-name="T1">в армию местного Лорда.</text:span> <text:span text:style-name="T1">Нежданная угроза нависла над этими землями, огромная орда </text:span></text:p>
          </text:deletion>
        </text:changed-region>
        <text:changed-region xml:id="ct2541527502304" text:id="ct2541527502304">
          <text:deletion>
            <office:change-info>
              <dc:creator>Тарас</dc:creator>
              <dc:date>2024-06-07T19:29:10</dc:date>
            </office:change-info>
            <text:p text:style-name="Text_20_body"><text:span text:style-name="T1">воинов</text:span></text:p>
          </text:deletion>
        </text:changed-region>
        <text:changed-region xml:id="ct2541746637536" text:id="ct2541746637536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спустилась с гор и </text:span></text:p>
          </text:deletion>
        </text:changed-region>
        <text:changed-region xml:id="ct2541527508928" text:id="ct2541527508928">
          <text:deletion>
            <office:change-info>
              <dc:creator>Тарас</dc:creator>
              <dc:date>2024-06-07T19:29:51</dc:date>
            </office:change-info>
            <text:p text:style-name="Text_20_body"><text:span text:style-name="T1">стремительно</text:span></text:p>
          </text:deletion>
        </text:changed-region>
        <text:changed-region xml:id="ct2541746651360" text:id="ct2541746651360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двигалась к городу, уничтожая все</text:span></text:p>
          </text:deletion>
        </text:changed-region>
        <text:changed-region xml:id="ct2541527507200" text:id="ct2541527507200">
          <text:deletion>
            <office:change-info>
              <dc:creator>Тарас</dc:creator>
              <dc:date>2024-06-08T14:20:44</dc:date>
            </office:change-info>
            <text:p text:style-name="Text_20_body"><text:span text:style-name="T1"><text:s/></text:span></text:p>
          </text:deletion>
        </text:changed-region>
        <text:changed-region xml:id="ct2541527499712" text:id="ct2541527499712">
          <text:deletion>
            <office:change-info>
              <dc:creator>Тарас</dc:creator>
              <dc:date>2024-06-07T19:30:47</dc:date>
            </office:change-info>
            <text:p text:style-name="Text_20_body"><text:span text:style-name="T1">и всех</text:span></text:p>
          </text:deletion>
        </text:changed-region>
        <text:changed-region xml:id="ct2541746643584" text:id="ct2541746643584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на пути.</text:span></text:p>
          </text:deletion>
        </text:changed-region>
        <text:changed-region xml:id="ct2541746624576" text:id="ct2541746624576">
          <text:deletion>
            <office:change-info>
              <dc:creator>Тарас</dc:creator>
              <dc:date>2024-06-13T23:11:55</dc:date>
            </office:change-info>
            <text:p text:style-name="Text_20_body"><text:span text:style-name="T1"><text:s/></text:span></text:p>
          </text:deletion>
        </text:changed-region>
        <text:changed-region xml:id="ct2541746642432" text:id="ct2541746642432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</text:span></text:p>
          </text:deletion>
        </text:changed-region>
        <text:changed-region xml:id="ct2541527504320" text:id="ct2541527504320">
          <text:deletion>
            <office:change-info>
              <dc:creator>Тарас</dc:creator>
              <dc:date>2024-06-12T18:39:56</dc:date>
            </office:change-info>
            <text:p text:style-name="Text_20_body"><text:span text:style-name="T1">Brae</text:span></text:p>
          </text:deletion>
        </text:changed-region>
        <text:changed-region xml:id="ct2541746642720" text:id="ct2541746642720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готовился к тяжелой осаде. </text:span></text:p>
          </text:deletion>
        </text:changed-region>
        <text:changed-region xml:id="ct2541527506048" text:id="ct2541527506048">
          <text:deletion>
            <office:change-info>
              <dc:creator>Тарас</dc:creator>
              <dc:date>2024-06-07T19:31:15</dc:date>
            </office:change-info>
            <text:p text:style-name="Text_20_body"><text:span text:style-name="T1">А </text:span></text:p>
          </text:deletion>
        </text:changed-region>
        <text:changed-region xml:id="ct2541746627744" text:id="ct2541746627744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Резкару</text:span></text:p>
          </text:deletion>
        </text:changed-region>
        <text:changed-region xml:id="ct2541527508640" text:id="ct2541527508640">
          <text:deletion>
            <office:change-info>
              <dc:creator>Тарас</dc:creator>
              <dc:date>2024-06-08T14:10:46</dc:date>
            </office:change-info>
            <text:p text:style-name="Text_20_body"><text:span text:style-name="T1"><text:s/>было</text:span></text:p>
          </text:deletion>
        </text:changed-region>
        <text:changed-region xml:id="ct2541746628896" text:id="ct2541746628896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приказа</text:span></text:p>
          </text:deletion>
        </text:changed-region>
        <text:changed-region xml:id="ct2541527503744" text:id="ct2541527503744">
          <text:deletion>
            <office:change-info>
              <dc:creator>Тарас</dc:creator>
              <dc:date>2024-06-08T14:10:52</dc:date>
            </office:change-info>
            <text:p text:style-name="Text_20_body"><text:span text:style-name="T1">но</text:span></text:p>
          </text:deletion>
        </text:changed-region>
        <text:changed-region xml:id="ct2541746634656" text:id="ct2541746634656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совершить рейд в горы и найти источник</text:span></text:p>
          </text:deletion>
        </text:changed-region>
        <text:changed-region xml:id="ct2541527499424" text:id="ct2541527499424">
          <text:deletion>
            <office:change-info>
              <dc:creator>Тарас</dc:creator>
              <dc:date>2024-06-08T14:21:00</dc:date>
            </office:change-info>
            <text:p text:style-name="Text_20_body"><text:span text:style-name="T1"><text:s/></text:span></text:p>
          </text:deletion>
        </text:changed-region>
        <text:changed-region xml:id="ct2541746631488" text:id="ct2541746631488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нашествия.</text:span></text:p>
            <text:p text:style-name="P10"/>
          </text:deletion>
        </text:changed-region>
        <text:changed-region xml:id="ct2541527503456" text:id="ct2541527503456">
          <text:deletion>
            <office:change-info>
              <dc:creator>Тарас</dc:creator>
              <dc:date>2024-06-07T19:31:51</dc:date>
            </office:change-info>
            <text:p text:style-name="P10">Не<text:span text:style-name="T1">которое время </text:span>спустя</text:p>
          </text:deletion>
        </text:changed-region>
        <text:changed-region xml:id="ct2541746617952" text:id="ct2541746617952">
          <text:deletion>
            <office:change-info>
              <dc:creator>Тарас</dc:creator>
              <dc:date>2024-06-14T00:22:20</dc:date>
            </office:change-info>
            <text:p text:style-name="P10">, <text:span text:style-name="T1">наемники</text:span> оказалась под </text:p>
          </text:deletion>
        </text:changed-region>
        <text:changed-region xml:id="ct2541527513536" text:id="ct2541527513536">
          <text:deletion>
            <office:change-info>
              <dc:creator>Тарас</dc:creator>
              <dc:date>2024-06-07T19:32:26</dc:date>
            </office:change-info>
            <text:p text:style-name="P10"><text:span text:style-name="T1">мощными</text:span></text:p>
          </text:deletion>
        </text:changed-region>
        <text:changed-region xml:id="ct2541746617088" text:id="ct2541746617088">
          <text:deletion>
            <office:change-info>
              <dc:creator>Тарас</dc:creator>
              <dc:date>2024-06-14T00:22:20</dc:date>
            </office:change-info>
            <text:p text:style-name="P10"><text:span text:style-name="T1"><text:s/>стенами древнего монастыря</text:span><text:span text:style-name="T1">. Резкар сразу уловил тяжелую ауру,</text:span><text:span text:style-name="T1"> тяну</text:span></text:p>
          </text:deletion>
        </text:changed-region>
        <text:changed-region xml:id="ct2541746623712" text:id="ct2541746623712">
          <text:deletion>
            <office:change-info>
              <dc:creator>Тарас</dc:creator>
              <dc:date>2024-06-14T00:06:55</dc:date>
            </office:change-info>
            <text:p text:style-name="P10"><text:span text:style-name="T1">щуюся</text:span></text:p>
          </text:deletion>
        </text:changed-region>
        <text:changed-region xml:id="ct2541746624864" text:id="ct2541746624864">
          <text:deletion>
            <office:change-info>
              <dc:creator>Тарас</dc:creator>
              <dc:date>2024-06-14T00:22:20</dc:date>
            </office:change-info>
            <text:p text:style-name="P10"><text:span text:style-name="T1"><text:s/>шлейфом к этому месту. Отряд проник за стены под покровом темноты и внезапной атакой обрушился на врагов</text:span></text:p>
          </text:deletion>
        </text:changed-region>
        <text:changed-region xml:id="ct2541527502016" text:id="ct2541527502016">
          <text:deletion>
            <office:change-info>
              <dc:creator>Тарас</dc:creator>
              <dc:date>2024-06-07T19:33:29</dc:date>
            </office:change-info>
            <text:p text:style-name="P10"><text:span text:style-name="T1">, стремясь пробиться в залы монастыря, где скрывался вождь орды</text:span></text:p>
          </text:deletion>
        </text:changed-region>
        <text:changed-region xml:id="ct2541746631200" text:id="ct2541746631200">
          <text:deletion>
            <office:change-info>
              <dc:creator>Тарас</dc:creator>
              <dc:date>2024-06-14T00:22:20</dc:date>
            </office:change-info>
            <text:p text:style-name="P10"><text:span text:style-name="T1">.</text:span></text:p>
          </text:deletion>
        </text:changed-region>
        <text:changed-region xml:id="ct2541746644448" text:id="ct2541746644448">
          <text:insertion>
            <office:change-info>
              <dc:creator>Тарас</dc:creator>
              <dc:date>2024-06-14T00:15:06</dc:date>
            </office:change-info>
          </text:insertion>
        </text:changed-region>
        <text:changed-region xml:id="ct2541527512384" text:id="ct2541527512384">
          <text:deletion>
            <office:change-info>
              <dc:creator>Тарас</dc:creator>
              <dc:date>2024-06-07T19:41:30</dc:date>
            </office:change-info>
            <text:p text:style-name="P4"><text:span text:style-name="T1">Тем временем отряд монахов во главе с Шолохом уже несколько дней пр</text:span></text:p>
          </text:deletion>
        </text:changed-region>
        <text:changed-region xml:id="ct2541527498848" text:id="ct2541527498848">
          <text:deletion>
            <office:change-info>
              <dc:creator>Тарас</dc:creator>
              <dc:date>2024-06-07T19:39:48</dc:date>
            </office:change-info>
            <text:p text:style-name="P4"><text:span text:style-name="T1">и</text:span></text:p>
          </text:deletion>
        </text:changed-region>
        <text:changed-region xml:id="ct2541527511808" text:id="ct2541527511808">
          <text:deletion>
            <office:change-info>
              <dc:creator>Тарас</dc:creator>
              <dc:date>2024-06-07T19:41:30</dc:date>
            </office:change-info>
            <text:p text:style-name="P4"><text:span text:style-name="T1">бывал возле монастыря в ожидании возможности проникнуть в некогда свой дом.</text:span></text:p>
          </text:deletion>
        </text:changed-region>
        <text:changed-region xml:id="ct2541746646464" text:id="ct2541746646464">
          <text:deletion>
            <office:change-info>
              <dc:creator>Тарас</dc:creator>
              <dc:date>2024-06-14T00:15:06</dc:date>
            </office:change-info>
            <text:p text:style-name="P4"><text:span text:style-name="T1"><text:s/></text:span></text:p>
          </text:deletion>
        </text:changed-region>
        <text:changed-region xml:id="ct2541527502592" text:id="ct2541527502592">
          <text:deletion>
            <office:change-info>
              <dc:creator>Тарас</dc:creator>
              <dc:date>2024-06-07T19:45:52</dc:date>
            </office:change-info>
            <text:p text:style-name="P4"><text:span text:style-name="T1">В</text:span></text:p>
          </text:deletion>
        </text:changed-region>
        <text:changed-region xml:id="ct2541746635232" text:id="ct2541746635232">
          <text:deletion>
            <office:change-info>
              <dc:creator>Тарас</dc:creator>
              <dc:date>2024-06-14T00:15:06</dc:date>
            </office:change-info>
            <text:p text:style-name="P4"><text:span text:style-name="T1">оспользова</text:span></text:p>
          </text:deletion>
        </text:changed-region>
        <text:changed-region xml:id="ct2541527506336" text:id="ct2541527506336">
          <text:deletion>
            <office:change-info>
              <dc:creator>Тарас</dc:creator>
              <dc:date>2024-06-07T19:46:01</dc:date>
            </office:change-info>
            <text:p text:style-name="P4"><text:span text:style-name="T1">вшись</text:span></text:p>
          </text:deletion>
        </text:changed-region>
        <text:changed-region xml:id="ct2541527508352" text:id="ct2541527508352">
          <text:deletion>
            <office:change-info>
              <dc:creator>Тарас</dc:creator>
              <dc:date>2024-06-07T20:22:04</dc:date>
            </office:change-info>
            <text:p text:style-name="P4"><text:span text:style-name="T1"><text:s/></text:span></text:p>
          </text:deletion>
        </text:changed-region>
        <text:changed-region xml:id="ct2541527505760" text:id="ct2541527505760">
          <text:deletion>
            <office:change-info>
              <dc:creator>Тарас</dc:creator>
              <dc:date>2024-06-07T19:47:08</dc:date>
            </office:change-info>
            <text:p text:style-name="P4"><text:span text:style-name="T1">тем</text:span></text:p>
          </text:deletion>
        </text:changed-region>
        <text:changed-region xml:id="ct2541746646176" text:id="ct2541746646176">
          <text:deletion>
            <office:change-info>
              <dc:creator>Тарас</dc:creator>
              <dc:date>2024-06-14T00:15:06</dc:date>
            </office:change-info>
            <text:p text:style-name="P4"><text:span text:style-name="T1">, </text:span></text:p>
          </text:deletion>
        </text:changed-region>
        <text:changed-region xml:id="ct2541527506624" text:id="ct2541527506624">
          <text:deletion>
            <office:change-info>
              <dc:creator>Тарас</dc:creator>
              <dc:date>2024-06-07T19:47:15</dc:date>
            </office:change-info>
            <text:p text:style-name="P4"><text:span text:style-name="T1">что</text:span></text:p>
          </text:deletion>
        </text:changed-region>
        <text:changed-region xml:id="ct2541746640416" text:id="ct2541746640416">
          <text:deletion>
            <office:change-info>
              <dc:creator>Тарас</dc:creator>
              <dc:date>2024-06-14T00:15:06</dc:date>
            </office:change-info>
            <text:p text:style-name="P4"><text:span text:style-name="T1"><text:s/>наемники отвлекли стражу</text:span></text:p>
          </text:deletion>
        </text:changed-region>
        <text:changed-region xml:id="ct2541527501440" text:id="ct2541527501440">
          <text:deletion>
            <office:change-info>
              <dc:creator>Тарас</dc:creator>
              <dc:date>2024-06-07T19:46:32</dc:date>
            </office:change-info>
            <text:p text:style-name="P4"><text:span text:style-name="T1">, монахи решили действовать</text:span></text:p>
          </text:deletion>
        </text:changed-region>
        <text:changed-region xml:id="ct2541527510080" text:id="ct2541527510080">
          <text:deletion>
            <office:change-info>
              <dc:creator>Тарас</dc:creator>
              <dc:date>2024-06-08T14:14:33</dc:date>
            </office:change-info>
            <text:p text:style-name="P4"><text:span text:style-name="T1">.</text:span></text:p>
          </text:deletion>
        </text:changed-region>
        <text:changed-region xml:id="ct2541527512096" text:id="ct2541527512096">
          <text:deletion>
            <office:change-info>
              <dc:creator>Тарас</dc:creator>
              <dc:date>2024-06-07T19:59:31</dc:date>
            </office:change-info>
            <text:p text:style-name="Text_20_body"/>
            <text:p text:style-name="Text_20_body"/>
          </text:deletion>
        </text:changed-region>
        <text:changed-region xml:id="ct2541527510368" text:id="ct2541527510368">
          <text:insertion>
            <office:change-info>
              <dc:creator>Тарас</dc:creator>
              <dc:date>2024-06-07T20:23:34</dc:date>
            </office:change-info>
          </text:insertion>
        </text:changed-region>
        <text:changed-region xml:id="ct2541746639840" text:id="ct2541746639840">
          <text:insertion>
            <office:change-info>
              <dc:creator>Тарас</dc:creator>
              <dc:date>2024-06-14T11:58:59</dc:date>
            </office:change-info>
          </text:insertion>
        </text:changed-region>
        <text:changed-region xml:id="ct2541746622560" text:id="ct2541746622560">
          <text:deletion>
            <office:change-info>
              <dc:creator>Тарас</dc:creator>
              <dc:date>2024-06-14T00:24:36</dc:date>
            </office:change-info>
            <text:p text:style-name="P17">Взятый врасплох противник </text:p>
          </text:deletion>
        </text:changed-region>
        <text:changed-region xml:id="ct2541527510656" text:id="ct2541527510656">
          <text:deletion>
            <office:change-info>
              <dc:creator>Тарас</dc:creator>
              <dc:date>2024-06-07T20:15:48</dc:date>
            </office:change-info>
            <text:p text:style-name="P17">не смог организовать оборону и </text:p>
          </text:deletion>
        </text:changed-region>
        <text:changed-region xml:id="ct2541746634368" text:id="ct2541746634368">
          <text:deletion>
            <office:change-info>
              <dc:creator>Тарас</dc:creator>
              <dc:date>2024-06-14T00:24:36</dc:date>
            </office:change-info>
            <text:p text:style-name="P17">был разбит. Однако, к </text:p>
          </text:deletion>
        </text:changed-region>
        <text:changed-region xml:id="ct2541527502880" text:id="ct2541527502880">
          <text:deletion>
            <office:change-info>
              <dc:creator>Тарас</dc:creator>
              <dc:date>2024-06-07T19:54:04</dc:date>
            </office:change-info>
            <text:p text:style-name="P17">огромному</text:p>
          </text:deletion>
        </text:changed-region>
        <text:changed-region xml:id="ct2541746630048" text:id="ct2541746630048">
          <text:deletion>
            <office:change-info>
              <dc:creator>Тарас</dc:creator>
              <dc:date>2024-06-14T00:24:36</dc:date>
            </office:change-info>
            <text:p text:style-name="P17"><text:s/>удивлению Резкара</text:p>
          </text:deletion>
        </text:changed-region>
        <text:changed-region xml:id="ct2541527536416" text:id="ct2541527536416">
          <text:deletion>
            <office:change-info>
              <dc:creator>Тарас</dc:creator>
              <dc:date>2024-06-07T19:55:55</dc:date>
            </office:change-info>
            <text:p text:style-name="P17"><text:s/>звуки боя не утихли, </text:p>
          </text:deletion>
        </text:changed-region>
        <text:changed-region xml:id="ct2541746625152" text:id="ct2541746625152">
          <text:deletion>
            <office:change-info>
              <dc:creator>Тарас</dc:creator>
              <dc:date>2024-06-14T00:24:36</dc:date>
            </office:change-info>
            <text:p text:style-name="P17">кто</text:p>
          </text:deletion>
        </text:changed-region>
        <text:changed-region xml:id="ct2541527536992" text:id="ct2541527536992">
          <text:deletion>
            <office:change-info>
              <dc:creator>Тарас</dc:creator>
              <dc:date>2024-06-07T19:54:33</dc:date>
            </office:change-info>
            <text:p text:style-name="P17"><text:s/></text:p>
          </text:deletion>
        </text:changed-region>
        <text:changed-region xml:id="ct2541746643296" text:id="ct2541746643296">
          <text:deletion>
            <office:change-info>
              <dc:creator>Тарас</dc:creator>
              <dc:date>2024-06-14T00:24:36</dc:date>
            </office:change-info>
            <text:p text:style-name="P17">то </text:p>
          </text:deletion>
        </text:changed-region>
        <text:changed-region xml:id="ct2541527540160" text:id="ct2541527540160">
          <text:deletion>
            <office:change-info>
              <dc:creator>Тарас</dc:creator>
              <dc:date>2024-06-07T19:56:16</dc:date>
            </office:change-info>
            <text:p text:style-name="P17">уже</text:p>
          </text:deletion>
        </text:changed-region>
        <text:changed-region xml:id="ct2541746651072" text:id="ct2541746651072">
          <text:deletion>
            <office:change-info>
              <dc:creator>Тарас</dc:creator>
              <dc:date>2024-06-14T00:24:36</dc:date>
            </office:change-info>
            <text:p text:style-name="P17"><text:s/>сражался внутри </text:p>
          </text:deletion>
        </text:changed-region>
        <text:changed-region xml:id="ct2541527533248" text:id="ct2541527533248">
          <text:deletion>
            <office:change-info>
              <dc:creator>Тарас</dc:creator>
              <dc:date>2024-06-07T20:04:00</dc:date>
            </office:change-info>
            <text:p text:style-name="P17">монастыря</text:p>
          </text:deletion>
        </text:changed-region>
        <text:changed-region xml:id="ct2541746637824" text:id="ct2541746637824">
          <text:deletion>
            <office:change-info>
              <dc:creator>Тарас</dc:creator>
              <dc:date>2024-06-14T00:24:36</dc:date>
            </office:change-info>
            <text:p text:style-name="P17">. </text:p>
          </text:deletion>
        </text:changed-region>
        <text:changed-region xml:id="ct2541527532384" text:id="ct2541527532384">
          <text:deletion>
            <office:change-info>
              <dc:creator>Тарас</dc:creator>
              <dc:date>2024-06-07T20:03:16</dc:date>
            </office:change-info>
            <text:p text:style-name="P17">Распахнув ставни входных врат</text:p>
          </text:deletion>
        </text:changed-region>
        <text:changed-region xml:id="ct2541527533536" text:id="ct2541527533536">
          <text:deletion>
            <office:change-info>
              <dc:creator>Тарас</dc:creator>
              <dc:date>2024-06-14T00:24:36</dc:date>
            </office:change-info>
            <text:p text:style-name="P17"><office:annotation loext:resolved="false"><dc:creator>&lt;анонимный&gt;</dc:creator><dc:date>2024-06-08T21:53:06.430000000</dc:date><text:p text:style-name="P30"><text:span text:style-name="T38">Ответ на Тарас (06/07/2024, 20:04): "..."</text:span></text:p><text:p><text:span text:style-name="T39">Нормально</text:span></text:p></office:annotation></text:p>
          </text:deletion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541527538144" text:id="ct2541527538144">
          <text:deletion>
            <office:change-info>
              <dc:creator>Тарас</dc:creator>
              <dc:date>2024-06-14T00:24:36</dc:date>
            </office:change-info>
            <text:p text:style-name="P17"><office:annotation loext:resolved="false"><dc:creator>&lt;анонимный&gt;</dc:creator><dc:date>2024-06-09T11:15:43.540000000</dc:date><text:p text:style-name="P30"><text:span text:style-name="T38">Ответ на Тарас (06/08/2024, 23:36): "..."</text:span></text:p><text:p><text:span text:style-name="T39">Ты ж это все исправил. Нормально же получилось. Оставляем так</text:span></text:p></office:annotation></text:p>
          </text:deletion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2541746640704" text:id="ct2541746640704">
          <text:deletion>
            <office:change-info>
              <dc:creator>Тарас</dc:creator>
              <dc:date>2024-06-14T00:24:36</dc:date>
            </office:change-info>
            <text:p text:style-name="P17">, наемники </text:p>
          </text:deletion>
        </text:changed-region>
        <text:changed-region xml:id="ct2541527534112" text:id="ct2541527534112">
          <text:deletion>
            <office:change-info>
              <dc:creator>Тарас</dc:creator>
              <dc:date>2024-06-07T20:02:02</dc:date>
            </office:change-info>
            <text:p text:style-name="P17">узрели</text:p>
          </text:deletion>
        </text:changed-region>
        <text:changed-region xml:id="ct2541746615360" text:id="ct2541746615360">
          <text:deletion>
            <office:change-info>
              <dc:creator>Тарас</dc:creator>
              <dc:date>2024-06-14T00:24:36</dc:date>
            </office:change-info>
            <text:p text:style-name="P17"><text:s/></text:p>
          </text:deletion>
        </text:changed-region>
        <text:changed-region xml:id="ct2541527534688" text:id="ct2541527534688">
          <text:deletion>
            <office:change-info>
              <dc:creator>Тарас</dc:creator>
              <dc:date>2024-06-07T20:24:09</dc:date>
            </office:change-info>
            <text:p text:style-name="P17">множество </text:p>
          </text:deletion>
        </text:changed-region>
        <text:changed-region xml:id="ct2541746610464" text:id="ct2541746610464">
          <text:deletion>
            <office:change-info>
              <dc:creator>Тарас</dc:creator>
              <dc:date>2024-06-14T00:24:36</dc:date>
            </office:change-info>
            <text:p text:style-name="P17">тел</text:p>
          </text:deletion>
        </text:changed-region>
        <text:changed-region xml:id="ct2541527532672" text:id="ct2541527532672">
          <text:deletion>
            <office:change-info>
              <dc:creator>Тарас</dc:creator>
              <dc:date>2024-06-07T20:13:44</dc:date>
            </office:change-info>
            <text:p text:style-name="P17">, среди которых были </text:p>
          </text:deletion>
        </text:changed-region>
        <text:changed-region xml:id="ct2541527535264" text:id="ct2541527535264">
          <text:deletion>
            <office:change-info>
              <dc:creator>Тарас</dc:creator>
              <dc:date>2024-06-08T18:20:10</dc:date>
            </office:change-info>
            <text:p text:style-name="P17">серы</text:p>
          </text:deletion>
        </text:changed-region>
        <text:changed-region xml:id="ct2541527535552" text:id="ct2541527535552">
          <text:deletion>
            <office:change-info>
              <dc:creator>Тарас</dc:creator>
              <dc:date>2024-06-07T20:13:49</dc:date>
            </office:change-info>
            <text:p text:style-name="P17">е</text:p>
          </text:deletion>
        </text:changed-region>
        <text:changed-region xml:id="ct2541527539008" text:id="ct2541527539008">
          <text:deletion>
            <office:change-info>
              <dc:creator>Тарас</dc:creator>
              <dc:date>2024-06-08T18:20:10</dc:date>
            </office:change-info>
            <text:p text:style-name="P17"><text:s/>одеяния</text:p>
          </text:deletion>
        </text:changed-region>
        <text:changed-region xml:id="ct2541527539296" text:id="ct2541527539296">
          <text:deletion>
            <office:change-info>
              <dc:creator>Тарас</dc:creator>
              <dc:date>2024-06-14T00:24:36</dc:date>
            </office:change-info>
            <text:p text:style-name="P17"><text:s/>монахов,</text:p>
          </text:deletion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541746610752" text:id="ct2541746610752">
          <text:deletion>
            <office:change-info>
              <dc:creator>Тарас</dc:creator>
              <dc:date>2024-06-14T00:24:36</dc:date>
            </office:change-info>
            <text:p text:style-name="P17"><text:s/></text:p>
          </text:deletion>
        </text:changed-region>
        <text:changed-region xml:id="ct2541527532960" text:id="ct2541527532960">
          <text:deletion>
            <office:change-info>
              <dc:creator>Тарас</dc:creator>
              <dc:date>2024-06-07T20:05:47</dc:date>
            </office:change-info>
            <text:p text:style-name="P17">монахов, </text:p>
          </text:deletion>
        </text:changed-region>
        <text:changed-region xml:id="ct2541746606432" text:id="ct2541746606432">
          <text:deletion>
            <office:change-info>
              <dc:creator>Тарас</dc:creator>
              <dc:date>2024-06-14T00:24:36</dc:date>
            </office:change-info>
            <text:p text:style-name="P17">их недавних спутников. Посреди зала стоял вождь, его рука держала меч по рукоять вонзенный в плоть Шолоха. Тот в свою очередь схватил цепочку на груди вождя и тянул с такой силой, словно в сжимаемо</text:p>
          </text:deletion>
        </text:changed-region>
        <text:changed-region xml:id="ct2541527711792" text:id="ct2541527711792">
          <text:deletion>
            <office:change-info>
              <dc:creator>&lt;анонимный&gt;</dc:creator>
              <dc:date>2024-06-08T23:09:00</dc:date>
            </office:change-info>
            <text:p text:style-name="P17">й</text:p>
          </text:deletion>
        </text:changed-region>
        <text:changed-region xml:id="ct2541527713808" text:id="ct2541527713808">
          <text:deletion>
            <office:change-info>
              <dc:creator>Тарас</dc:creator>
              <dc:date>2024-06-14T00:24:36</dc:date>
            </office:change-info>
            <text:p text:style-name="P17">м</text:p>
          </text:deletion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541746602688" text:id="ct2541746602688">
          <text:deletion>
            <office:change-info>
              <dc:creator>Тарас</dc:creator>
              <dc:date>2024-06-14T00:24:36</dc:date>
            </office:change-info>
            <text:p text:style-name="P17"><text:s/>руками </text:p>
          </text:deletion>
        </text:changed-region>
        <text:changed-region xml:id="ct2541527712080" text:id="ct2541527712080">
          <text:deletion>
            <office:change-info>
              <dc:creator>&lt;анонимный&gt;</dc:creator>
              <dc:date>2024-06-08T23:09:00</dc:date>
            </office:change-info>
            <text:p text:style-name="P17">вещице</text:p>
          </text:deletion>
        </text:changed-region>
        <text:changed-region xml:id="ct2541527709776" text:id="ct2541527709776">
          <text:deletion>
            <office:change-info>
              <dc:creator>Тарас</dc:creator>
              <dc:date>2024-06-14T00:24:36</dc:date>
            </office:change-info>
            <text:p text:style-name="P17">предмете</text:p>
          </text:deletion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541746598368" text:id="ct2541746598368">
          <text:deletion>
            <office:change-info>
              <dc:creator>Тарас</dc:creator>
              <dc:date>2024-06-14T00:24:36</dc:date>
            </office:change-info>
            <text:p text:style-name="P17"><text:s/>заключался весь смысл его </text:p>
          </text:deletion>
        </text:changed-region>
        <text:changed-region xml:id="ct2541527708624" text:id="ct2541527708624">
          <text:deletion>
            <office:change-info>
              <dc:creator>Тарас</dc:creator>
              <dc:date>2024-06-07T20:06:18</dc:date>
            </office:change-info>
            <text:p text:style-name="P17">странствия</text:p>
          </text:deletion>
        </text:changed-region>
        <text:changed-region xml:id="ct2541527714096" text:id="ct2541527714096">
          <text:deletion>
            <office:change-info>
              <dc:creator>&lt;анонимный&gt;</dc:creator>
              <dc:date>2024-06-09T11:15:00</dc:date>
            </office:change-info>
            <text:p text:style-name="P17">бытия<office:annotation loext:resolved="false"><dc:creator>Тарас</dc:creator><dc:date>2024-06-08T23:41:34.430000000</dc:date><text:p text:style-name="P30"><text:span text:style-name="T36">Ответ на &lt;анонимный&gt; (08.06.2024, 21:54): "..."</text:span></text:p><text:p><text:span text:style-name="T37">Ну к монаху же (Бытиё святых).</text:span></text:p><text:p><text:span text:style-name="T37">Просто странствия, как-то мелко. Надо ченить масштабнее.</text:span></text:p><text:p><text:span text:style-name="T37"/></text:p><text:p><text:span text:style-name="T37">*смысл жизни</text:span></text:p><text:p><text:span text:style-name="T37">*смысл естества</text:span></text:p><text:p><text:span text:style-name="T37">*смысл существования</text:span></text:p></office:annotation></text:p>
          </text:deletion>
        </text:changed-region>
        <text:changed-region xml:id="ct2541527708912" text:id="ct2541527708912">
          <text:deletion>
            <office:change-info>
              <dc:creator>Тарас</dc:creator>
              <dc:date>2024-06-14T00:24:36</dc:date>
            </office:change-info>
            <text:p text:style-name="P17">жизни<office:annotation loext:resolved="false"><dc:creator>&lt;анонимный&gt;</dc:creator><dc:date>2024-06-09T11:16:23.930000000</dc:date><text:p text:style-name="P30"><text:span text:style-name="T35">Жизни лучше</text:span></text:p></office:annotation></text:p>
          </text:deletion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2541746611040" text:id="ct2541746611040">
          <text:deletion>
            <office:change-info>
              <dc:creator>Тарас</dc:creator>
              <dc:date>2024-06-14T00:24:36</dc:date>
            </office:change-info>
            <text:p text:style-name="P17">. Резкар заметил шевеление губ монаха</text:p>
          </text:deletion>
        </text:changed-region>
        <text:changed-region xml:id="ct2541527712944" text:id="ct2541527712944">
          <text:deletion>
            <office:change-info>
              <dc:creator>Тарас</dc:creator>
              <dc:date>2024-06-07T20:09:50</dc:date>
            </office:change-info>
            <text:p text:style-name="P17">, </text:p>
          </text:deletion>
        </text:changed-region>
        <text:changed-region xml:id="ct2541527712368" text:id="ct2541527712368">
          <text:deletion>
            <office:change-info>
              <dc:creator>Тарас</dc:creator>
              <dc:date>2024-06-07T20:08:38</dc:date>
            </office:change-info>
            <text:p text:style-name="P17">после</text:p>
          </text:deletion>
        </text:changed-region>
        <text:changed-region xml:id="ct2541527710064" text:id="ct2541527710064">
          <text:deletion>
            <office:change-info>
              <dc:creator>Тарас</dc:creator>
              <dc:date>2024-06-08T14:18:37</dc:date>
            </office:change-info>
            <text:p text:style-name="P17">,</text:p>
          </text:deletion>
        </text:changed-region>
        <text:changed-region xml:id="ct2541746611328" text:id="ct2541746611328">
          <text:deletion>
            <office:change-info>
              <dc:creator>Тарас</dc:creator>
              <dc:date>2024-06-14T00:24:36</dc:date>
            </office:change-info>
            <text:p text:style-name="P17"><text:s/>воздух между противниками </text:p>
          </text:deletion>
        </text:changed-region>
        <text:changed-region xml:id="ct2541527708336" text:id="ct2541527708336">
          <text:deletion>
            <office:change-info>
              <dc:creator>Тарас</dc:creator>
              <dc:date>2024-06-07T20:10:17</dc:date>
            </office:change-info>
            <text:p text:style-name="P17">оглушительно взорвался</text:p>
          </text:deletion>
        </text:changed-region>
        <text:changed-region xml:id="ct2541527714384" text:id="ct2541527714384">
          <text:deletion>
            <office:change-info>
              <dc:creator>Тарас</dc:creator>
              <dc:date>2024-06-08T14:17:58</dc:date>
            </office:change-info>
            <text:p text:style-name="P17"><text:s/></text:p>
          </text:deletion>
        </text:changed-region>
        <text:changed-region xml:id="ct2541746603840" text:id="ct2541746603840">
          <text:deletion>
            <office:change-info>
              <dc:creator>Тарас</dc:creator>
              <dc:date>2024-06-14T00:24:36</dc:date>
            </office:change-info>
            <text:p text:style-name="P17">и их тела разлетелись, разбившись о каменные стены. <text:span text:style-name="T18">Обыскав помещение, наемники заметили тайный лаз, которым, по видимому, и воспользовались</text:span></text:p>
          </text:deletion>
        </text:changed-region>
        <text:changed-region xml:id="ct2541527714672" text:id="ct2541527714672">
          <text:deletion>
            <office:change-info>
              <dc:creator>Тарас</dc:creator>
              <dc:date>2024-06-07T20:13:06</dc:date>
            </office:change-info>
            <text:p text:style-name="P17"><text:span text:style-name="T18"><text:s/>странные</text:span></text:p>
          </text:deletion>
        </text:changed-region>
        <text:changed-region xml:id="ct2541746604992" text:id="ct2541746604992">
          <text:deletion>
            <office:change-info>
              <dc:creator>Тарас</dc:creator>
              <dc:date>2024-06-14T00:24:36</dc:date>
            </office:change-info>
            <text:p text:style-name="P17"><text:span text:style-name="T18"><text:s/>монахи.</text:span></text:p>
          </text:deletion>
        </text:changed-region>
        <text:changed-region xml:id="ct2541746657984" text:id="ct2541746657984">
          <text:deletion>
            <office:change-info>
              <dc:creator>Тарас</dc:creator>
              <dc:date>2024-06-14T12:25:12</dc:date>
            </office:change-info>
            <text:p text:style-name="Text_20_body"><text:span text:style-name="T1">Резкар продолжил работать на Лорда, выполняя самые опасные приказы. Добившись расположения, он стал одним из генералов </text:span></text:p>
          </text:deletion>
        </text:changed-region>
        <text:changed-region xml:id="ct2541527714960" text:id="ct2541527714960">
          <text:deletion>
            <office:change-info>
              <dc:creator>Тарас</dc:creator>
              <dc:date>2024-06-13T13:21:06</dc:date>
            </office:change-info>
            <text:p text:style-name="Text_20_body"><text:span text:style-name="T20">Brea</text:span></text:p>
          </text:deletion>
        </text:changed-region>
        <text:changed-region xml:id="ct2541746667776" text:id="ct2541746667776">
          <text:deletion>
            <office:change-info>
              <dc:creator>Тарас</dc:creator>
              <dc:date>2024-06-14T12:25:12</dc:date>
            </office:change-info>
            <text:p text:style-name="Text_20_body"><text:span text:style-name="T1">. Его слава росла, от него исходила зловещая, но притягательная аура и он быстро стал прославленным героем в глазах воинов и прост</text:span></text:p>
          </text:deletion>
        </text:changed-region>
        <text:changed-region xml:id="ct2541527708048" text:id="ct2541527708048">
          <text:deletion>
            <office:change-info>
              <dc:creator>Тарас</dc:creator>
              <dc:date>2024-06-08T14:25:42</dc:date>
            </office:change-info>
            <text:p text:style-name="Text_20_body"><text:span text:style-name="T1">ого люда</text:span></text:p>
          </text:deletion>
        </text:changed-region>
        <text:changed-region xml:id="ct2541746631776" text:id="ct2541746631776">
          <text:deletion>
            <office:change-info>
              <dc:creator>Тарас</dc:creator>
              <dc:date>2024-06-14T12:25:12</dc:date>
            </office:change-info>
            <text:p text:style-name="Text_20_body"><text:span text:style-name="T1">. <text:s/>Каждый раз, заканчивая битву решительной победой, воин ощущал в себе всё больше мощи. Всё больше становилось и войско.</text:span></text:p>
            <text:p text:style-name="Text_20_body"><text:span text:style-name="T1">Ощущая такую силу в своем распоряжении, Лорд решил позариться на власть во вс</text:span></text:p>
          </text:deletion>
        </text:changed-region>
        <text:changed-region xml:id="ct2541746629184" text:id="ct2541746629184">
          <text:deletion>
            <office:change-info>
              <dc:creator>Тарас</dc:creator>
              <dc:date>2024-06-14T12:00:36</dc:date>
            </office:change-info>
            <text:p text:style-name="Text_20_body"><text:span text:style-name="T7">е</text:span></text:p>
          </text:deletion>
        </text:changed-region>
        <text:changed-region xml:id="ct2541746632640" text:id="ct2541746632640">
          <text:deletion>
            <office:change-info>
              <dc:creator>Тарас</dc:creator>
              <dc:date>2024-06-14T12:25:12</dc:date>
            </office:change-info>
            <text:p text:style-name="Text_20_body"><text:span text:style-name="T7">м королевстве Д</text:span></text:p>
          </text:deletion>
        </text:changed-region>
        <text:changed-region xml:id="ct2541746616800" text:id="ct2541746616800">
          <text:deletion>
            <office:change-info>
              <dc:creator>Тарас</dc:creator>
              <dc:date>2024-06-13T23:43:03</dc:date>
            </office:change-info>
            <text:p text:style-name="Text_20_body"><text:span text:style-name="T9">у</text:span></text:p>
          </text:deletion>
        </text:changed-region>
        <text:changed-region xml:id="ct2541746628320" text:id="ct2541746628320">
          <text:deletion>
            <office:change-info>
              <dc:creator>Тарас</dc:creator>
              <dc:date>2024-06-14T12:25:12</dc:date>
            </office:change-info>
            <text:p text:style-name="Text_20_body"><text:span text:style-name="T9">льмир и отдал приказ атаковать гарнизон Короля у моста по дороге в столицу.</text:span></text:p>
          </text:deletion>
        </text:changed-region>
        <text:changed-region xml:id="ct2541746628032" text:id="ct2541746628032">
          <text:insertion>
            <office:change-info>
              <dc:creator>Тарас</dc:creator>
              <dc:date>2024-06-14T12:25:12</dc:date>
            </office:change-info>
          </text:insertion>
        </text:changed-region>
        <text:changed-region xml:id="ct2541534894816" text:id="ct2541534894816">
          <text:deletion>
            <office:change-info>
              <dc:creator>Тарас</dc:creator>
              <dc:date>2024-06-13T15:26:44</dc:date>
            </office:change-info>
            <text:p text:style-name="P27"><text:span text:style-name="T1">ощущал</text:span></text:p>
          </text:deletion>
        </text:changed-region>
        <text:changed-region xml:id="ct2541746670944" text:id="ct2541746670944">
          <text:insertion>
            <office:change-info>
              <dc:creator>Тарас</dc:creator>
              <dc:date>2024-06-14T12:28:27</dc:date>
            </office:change-info>
          </text:insertion>
        </text:changed-region>
        <text:changed-region xml:id="ct2541746663168" text:id="ct2541746663168">
          <text:insertion>
            <office:change-info>
              <dc:creator>Тарас</dc:creator>
              <dc:date>2024-06-14T12:36:29</dc:date>
            </office:change-info>
          </text:insertion>
        </text:changed-region>
        <text:changed-region xml:id="ct2541746659136" text:id="ct2541746659136">
          <text:insertion>
            <office:change-info>
              <dc:creator>Тарас</dc:creator>
              <dc:date>2024-06-14T12:32:54</dc:date>
            </office:change-info>
          </text:insertion>
        </text:changed-region>
        <text:changed-region xml:id="ct2541746645888" text:id="ct2541746645888">
          <text:deletion>
            <office:change-info>
              <dc:creator>Тарас</dc:creator>
              <dc:date>2024-06-14T12:44:39</dc:date>
            </office:change-info>
            <text:p text:style-name="P27"><text:span text:style-name="T1">,</text:span></text:p>
          </text:deletion>
        </text:changed-region>
        <text:changed-region xml:id="ct2541746658848" text:id="ct2541746658848">
          <text:insertion>
            <office:change-info>
              <dc:creator>Тарас</dc:creator>
              <dc:date>2024-06-14T14:30:06</dc:date>
            </office:change-info>
          </text:insertion>
        </text:changed-region>
        <text:changed-region xml:id="ct2541746660000" text:id="ct2541746660000">
          <text:deletion>
            <office:change-info>
              <dc:creator>Тарас</dc:creator>
              <dc:date>2024-06-14T14:30:05</dc:date>
            </office:change-info>
            <text:p text:style-name="P27"><text:span text:style-name="T16">е</text:span></text:p>
          </text:deletion>
        </text:changed-region>
        <text:changed-region xml:id="ct2541746640128" text:id="ct2541746640128">
          <text:deletion>
            <office:change-info>
              <dc:creator>Тарас</dc:creator>
              <dc:date>2024-06-14T12:02:45</dc:date>
            </office:change-info>
            <text:p text:style-name="Text_20_body"><text:span text:style-name="T1">наемник</text:span></text:p>
          </text:deletion>
        </text:changed-region>
        <text:changed-region xml:id="ct2541746641856" text:id="ct2541746641856">
          <text:insertion>
            <office:change-info>
              <dc:creator>Тарас</dc:creator>
              <dc:date>2024-06-14T12:02:45</dc:date>
            </office:change-info>
          </text:insertion>
        </text:changed-region>
        <text:changed-region xml:id="ct2541746635520" text:id="ct2541746635520">
          <text:deletion>
            <office:change-info>
              <dc:creator>Тарас</dc:creator>
              <dc:date>2024-06-14T13:28:35</dc:date>
            </office:change-info>
            <text:p text:style-name="Text_20_body"><text:span text:style-name="T1">только и </text:span></text:p>
          </text:deletion>
        </text:changed-region>
        <text:changed-region xml:id="ct2541527711216" text:id="ct2541527711216">
          <text:insertion>
            <office:change-info>
              <dc:creator>Тарас</dc:creator>
              <dc:date>2024-06-08T14:29:15</dc:date>
            </office:change-info>
          </text:insertion>
        </text:changed-region>
        <text:changed-region xml:id="ct2541527713232" text:id="ct2541527713232">
          <text:insertion>
            <office:change-info>
              <dc:creator>Тарас</dc:creator>
              <dc:date>2024-06-08T14:34:44</dc:date>
            </office:change-info>
          </text:insertion>
        </text:changed-region>
        <text:changed-region xml:id="ct2541746668352" text:id="ct2541746668352">
          <text:deletion>
            <office:change-info>
              <dc:creator>Тарас</dc:creator>
              <dc:date>2024-06-14T13:50:04</dc:date>
            </office:change-info>
            <text:p text:style-name="Text_20_body"><text:span text:style-name="T1">,</text:span></text:p>
          </text:deletion>
        </text:changed-region>
        <text:changed-region xml:id="ct2541746655680" text:id="ct2541746655680">
          <text:deletion>
            <office:change-info>
              <dc:creator>Тарас</dc:creator>
              <dc:date>2024-06-14T13:50:07</dc:date>
            </office:change-info>
            <text:p text:style-name="Text_20_body"><text:span text:style-name="T1">,</text:span></text:p>
          </text:deletion>
        </text:changed-region>
        <text:changed-region xml:id="ct2541746668928" text:id="ct2541746668928">
          <text:deletion>
            <office:change-info>
              <dc:creator>Тарас</dc:creator>
              <dc:date>2024-06-14T13:43:06</dc:date>
            </office:change-info>
            <text:p text:style-name="Text_20_body"><text:span text:style-name="T1">,</text:span></text:p>
          </text:deletion>
        </text:changed-region>
        <text:changed-region xml:id="ct2541746649344" text:id="ct2541746649344">
          <text:insertion>
            <office:change-info>
              <dc:creator>Тарас</dc:creator>
              <dc:date>2024-06-14T13:43:07</dc:date>
            </office:change-info>
          </text:insertion>
        </text:changed-region>
        <text:changed-region xml:id="ct2541746652224" text:id="ct2541746652224">
          <text:deletion>
            <office:change-info>
              <dc:creator>Тарас</dc:creator>
              <dc:date>2024-06-14T13:43:55</dc:date>
            </office:change-info>
            <text:p text:style-name="Text_20_body"><text:span text:style-name="T1"><text:s/></text:span></text:p>
          </text:deletion>
        </text:changed-region>
        <text:changed-region xml:id="ct2541746667200" text:id="ct2541746667200">
          <text:insertion>
            <office:change-info>
              <dc:creator>Тарас</dc:creator>
              <dc:date>2024-06-14T13:43:56</dc:date>
            </office:change-info>
          </text:insertion>
        </text:changed-region>
        <text:changed-region xml:id="ct2541746658272" text:id="ct2541746658272">
          <text:deletion>
            <office:change-info>
              <dc:creator>Тарас</dc:creator>
              <dc:date>2024-06-14T13:43:57</dc:date>
            </office:change-info>
            <text:p text:style-name="Text_20_body"><text:span text:style-name="T1">у</text:span></text:p>
          </text:deletion>
        </text:changed-region>
        <text:changed-region xml:id="ct2541746656832" text:id="ct2541746656832">
          <text:deletion>
            <office:change-info>
              <dc:creator>Тарас</dc:creator>
              <dc:date>2024-06-14T13:47:04</dc:date>
            </office:change-info>
            <text:p text:style-name="Text_20_body"><text:span text:style-name="T1">же не </text:span></text:p>
          </text:deletion>
        </text:changed-region>
        <text:changed-region xml:id="ct2541527713520" text:id="ct2541527713520">
          <text:deletion>
            <office:change-info>
              <dc:creator>Тарас</dc:creator>
              <dc:date>2024-06-08T14:32:55</dc:date>
            </office:change-info>
            <text:p text:style-name="Text_20_body"><text:span text:style-name="T1">командиром</text:span></text:p>
          </text:deletion>
        </text:changed-region>
        <text:changed-region xml:id="ct2541746671232" text:id="ct2541746671232">
          <text:deletion>
            <office:change-info>
              <dc:creator>Тарас</dc:creator>
              <dc:date>2024-06-14T13:47:04</dc:date>
            </office:change-info>
            <text:p text:style-name="Text_20_body"><text:span text:style-name="T1"><text:s/></text:span></text:p>
          </text:deletion>
        </text:changed-region>
        <text:changed-region xml:id="ct2541746661152" text:id="ct2541746661152">
          <text:deletion>
            <office:change-info>
              <dc:creator>Тарас</dc:creator>
              <dc:date>2024-06-14T12:02:47</dc:date>
            </office:change-info>
            <text:p text:style-name="Text_20_body"><text:span text:style-name="T1">наемник</text:span></text:p>
          </text:deletion>
        </text:changed-region>
        <text:changed-region xml:id="ct2541746671520" text:id="ct2541746671520">
          <text:deletion>
            <office:change-info>
              <dc:creator>Тарас</dc:creator>
              <dc:date>2024-06-14T13:47:04</dc:date>
            </office:change-info>
            <text:p text:style-name="Text_20_body"><text:span text:style-name="T1">ов, а к</text:span></text:p>
          </text:deletion>
        </text:changed-region>
        <text:changed-region xml:id="ct2541746653952" text:id="ct2541746653952">
          <text:insertion>
            <office:change-info>
              <dc:creator>Тарас</dc:creator>
              <dc:date>2024-06-14T13:47:06</dc:date>
            </office:change-info>
          </text:insertion>
        </text:changed-region>
        <text:changed-region xml:id="ct2541746655968" text:id="ct2541746655968">
          <text:insertion>
            <office:change-info>
              <dc:creator>Тарас</dc:creator>
              <dc:date>2024-06-14T13:47:29</dc:date>
            </office:change-info>
          </text:insertion>
        </text:changed-region>
        <text:changed-region xml:id="ct2541746657408" text:id="ct2541746657408">
          <text:deletion>
            <office:change-info>
              <dc:creator>Тарас</dc:creator>
              <dc:date>2024-06-14T13:47:28</dc:date>
            </office:change-info>
            <text:p text:style-name="Text_20_body"><text:span text:style-name="T14">м</text:span></text:p>
          </text:deletion>
        </text:changed-region>
        <text:changed-region xml:id="ct2541527833984" text:id="ct2541527833984">
          <text:insertion>
            <office:change-info>
              <dc:creator>Тарас</dc:creator>
              <dc:date>2024-06-08T14:33:13</dc:date>
            </office:change-info>
          </text:insertion>
        </text:changed-region>
        <text:changed-region xml:id="ct2541527824192" text:id="ct2541527824192">
          <text:deletion>
            <office:change-info>
              <dc:creator>Тарас</dc:creator>
              <dc:date>2024-06-08T14:33:17</dc:date>
            </office:change-info>
            <text:p text:style-name="Text_20_body"><text:span text:style-name="T1">армией </text:span></text:p>
          </text:deletion>
        </text:changed-region>
        <text:changed-region xml:id="ct2541527831104" text:id="ct2541527831104">
          <text:insertion>
            <office:change-info>
              <dc:creator>Тарас</dc:creator>
              <dc:date>2024-06-08T14:33:17</dc:date>
            </office:change-info>
          </text:insertion>
        </text:changed-region>
        <text:changed-region xml:id="ct2541746651936" text:id="ct2541746651936">
          <text:insertion>
            <office:change-info>
              <dc:creator>Тарас</dc:creator>
              <dc:date>2024-06-14T13:37:15</dc:date>
            </office:change-info>
          </text:insertion>
        </text:changed-region>
        <text:changed-region xml:id="ct2541527835136" text:id="ct2541527835136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2"><text:s/>бывшего Лорда</text:span><text:span text:style-name="T12"><office:annotation loext:resolved="false"><dc:creator>Тарас</dc:creator><dc:date>2024-06-08T14:33:56.400000000</dc:date><text:p text:style-name="P30"><text:span text:style-name="T33">Это надо?Вродь и так понятно</text:span></text:p></office:annotation></text:span></text:p>
          </text:deletion>
        </text:changed-region>
        <text:changed-region xml:id="ct2541746658560" text:id="ct2541746658560">
          <text:insertion>
            <office:change-info>
              <dc:creator>Тарас</dc:creator>
              <dc:date>2024-06-14T13:46:55</dc:date>
            </office:change-info>
          </text:insertion>
        </text:changed-region>
        <text:changed-region xml:id="ct2541746657696" text:id="ct2541746657696">
          <text:insertion>
            <office:change-info>
              <dc:creator>Тарас</dc:creator>
              <dc:date>2024-06-14T13:48:28</dc:date>
            </office:change-info>
          </text:insertion>
        </text:changed-region>
        <text:changed-region xml:id="ct2541746656256" text:id="ct2541746656256">
          <text:deletion>
            <office:change-info>
              <dc:creator>Тарас</dc:creator>
              <dc:date>2024-06-14T14:39:23</dc:date>
            </office:change-info>
            <text:p text:style-name="Text_20_body"><text:span text:style-name="T1">всё закончится </text:span></text:p>
          </text:deletion>
        </text:changed-region>
        <text:changed-region xml:id="ct2541746670656" text:id="ct2541746670656">
          <text:deletion>
            <office:change-info>
              <dc:creator>Тарас</dc:creator>
              <dc:date>2024-06-14T14:07:43</dc:date>
            </office:change-info>
            <text:p text:style-name="Text_20_body"><text:span text:style-name="T1">только </text:span></text:p>
          </text:deletion>
        </text:changed-region>
        <text:changed-region xml:id="ct2541746661728" text:id="ct2541746661728">
          <text:insertion>
            <office:change-info>
              <dc:creator>Тарас</dc:creator>
              <dc:date>2024-06-14T14:39:23</dc:date>
            </office:change-info>
          </text:insertion>
        </text:changed-region>
        <text:changed-region xml:id="ct2541746665472" text:id="ct2541746665472">
          <text:insertion>
            <office:change-info>
              <dc:creator>Тарас</dc:creator>
              <dc:date>2024-06-14T14:37:58</dc:date>
            </office:change-info>
          </text:insertion>
        </text:changed-region>
        <text:changed-region xml:id="ct2541746684480" text:id="ct2541746684480">
          <text:deletion>
            <office:change-info>
              <dc:creator>Тарас</dc:creator>
              <dc:date>2024-06-14T14:10:19</dc:date>
            </office:change-info>
            <text:p text:style-name="Text_20_body"><text:span text:style-name="T1">свои </text:span></text:p>
          </text:deletion>
        </text:changed-region>
        <text:changed-region xml:id="ct2541527823904" text:id="ct2541527823904">
          <text:deletion>
            <office:change-info>
              <dc:creator>Тарас</dc:creator>
              <dc:date>2024-06-12T18:40:16</dc:date>
            </office:change-info>
            <text:p text:style-name="Text_20_body"><text:span text:style-name="T1">Dulmir</text:span></text:p>
          </text:deletion>
        </text:changed-region>
        <text:changed-region xml:id="ct2541746653376" text:id="ct2541746653376">
          <text:insertion>
            <office:change-info>
              <dc:creator>Тарас</dc:creator>
              <dc:date>2024-06-14T12:41:28</dc:date>
            </office:change-info>
          </text:insertion>
        </text:changed-region>
        <text:changed-region xml:id="ct2541527825632" text:id="ct2541527825632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Оставалось выпустить ее наружу</text:span><text:span text:style-name="T1"><office:annotation loext:resolved="false"><dc:creator>Тарас</dc:creator><dc:date>2024-06-08T17:01:47.400000000</dc:date><text:p text:style-name="P30"><text:span text:style-name="T33">По моему не обязательное предложение</text:span></text:p></office:annotation></text:span><text:span text:style-name="T1">.</text:span></text:p>
          </text:deletion>
        </text:changed-region>
        <text:changed-region xml:id="ct2541527829376" text:id="ct2541527829376">
          <text:insertion>
            <office:change-info>
              <dc:creator>&lt;анонимный&gt;</dc:creator>
              <dc:date>2024-06-08T21:46:00</dc:date>
            </office:change-info>
          </text:insertion>
        </text:changed-region>
        <text:changed-region xml:id="ct2541527836000" text:id="ct2541527836000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19">словно невидимая волна расходилась кругами</text:span><text:span text:style-name="T19"><office:annotation loext:resolved="false"><dc:creator>Тарас</dc:creator><dc:date>2024-06-08T17:03:26.400000000</dc:date><text:p text:style-name="P30"><text:span text:style-name="T34">Нет связи волны и воздуха вибрирующего</text:span></text:p><text:p text:style-name="P30"><text:span text:style-name="T34">Можно написать:</text:span></text:p><text:p><text:span text:style-name="T34">"Воздух </text:span><text:span text:style-name="T33">завибрировал</text:span><text:span text:style-name="T34"> от силы. Волна прошла по земле и город вздрогнул."</text:span></text:p><text:p text:style-name="P30"><text:span text:style-name="T34"/></text:p><text:p text:style-name="P30"><text:span text:style-name="T34">Можно и убрать эту часть</text:span></text:p></office:annotation></text:span><text:span text:style-name="T19">. Земля, стены на ней и башни и сам город вздрогнули</text:span><text:span text:style-name="T19"><office:annotation loext:resolved="false"><dc:creator>Тарас</dc:creator><dc:date>2024-06-08T17:11:55.400000000</dc:date><text:p text:style-name="P30"><text:span text:style-name="T33">Вроде бы можно написать просто — "Город вздрогнул". Стены в след. Предложении и так фигурируют</text:span></text:p></office:annotation></text:span></text:p>
          </text:deletion>
        </text:changed-region>
        <text:changed-region xml:id="ct2541527827648" text:id="ct2541527827648">
          <text:deletion>
            <office:change-info>
              <dc:creator>Тарас</dc:creator>
              <dc:date>2024-06-08T17:08:26</dc:date>
            </office:change-info>
            <text:p text:style-name="Text_20_body"><text:span text:style-name="T1">Мгновения спустя, в</text:span></text:p>
          </text:deletion>
        </text:changed-region>
        <text:changed-region xml:id="ct2541527834560" text:id="ct2541527834560">
          <text:insertion>
            <office:change-info>
              <dc:creator>Тарас</dc:creator>
              <dc:date>2024-06-08T17:08:31</dc:date>
            </office:change-info>
          </text:insertion>
        </text:changed-region>
        <text:changed-region xml:id="ct2541527831968" text:id="ct2541527831968">
          <text:format-change>
            <office:change-info>
              <dc:creator>Тарас</dc:creator>
              <dc:date>2024-06-08T17:08:31</dc:date>
            </office:change-info>
          </text:format-change>
        </text:changed-region>
        <text:changed-region xml:id="ct2541527830528" text:id="ct2541527830528">
          <text:deletion>
            <office:change-info>
              <dc:creator>Тарас</dc:creator>
              <dc:date>2024-06-08T17:18:29</dc:date>
            </office:change-info>
            <text:p text:style-name="Text_20_body"><text:span text:style-name="T20"><text:s/></text:span><text:span text:style-name="T1">Резкара</text:span></text:p>
          </text:deletion>
        </text:changed-region>
        <text:changed-region xml:id="ct2541527822752" text:id="ct2541527822752">
          <text:insertion>
            <office:change-info>
              <dc:creator>Тарас</dc:creator>
              <dc:date>2024-06-08T17:08:34</dc:date>
            </office:change-info>
          </text:insertion>
        </text:changed-region>
        <text:changed-region xml:id="ct2541527827072" text:id="ct2541527827072">
          <text:deletion>
            <office:change-info>
              <dc:creator>&lt;анонимный&gt;</dc:creator>
              <dc:date>2024-06-08T21:47:00</dc:date>
            </office:change-info>
            <text:p text:style-name="P29">Воины</text:p>
          </text:deletion>
        </text:changed-region>
        <text:changed-region xml:id="ct2541527835712" text:id="ct2541527835712">
          <text:deletion>
            <office:change-info>
              <dc:creator>Тарас</dc:creator>
              <dc:date>2024-06-14T14:17:13</dc:date>
            </office:change-info>
            <text:p text:style-name="P29"><text:span text:style-name="T1">Солдаты</text:span></text:p>
          </text:deletion>
          <text:insertion>
            <office:change-info>
              <dc:creator>&lt;анонимный&gt;</dc:creator>
              <dc:date>2024-06-08T21:47:00</dc:date>
            </office:change-info>
          </text:insertion>
        </text:changed-region>
        <text:changed-region xml:id="ct2541746643872" text:id="ct2541746643872">
          <text:deletion>
            <office:change-info>
              <dc:creator>Тарас</dc:creator>
              <dc:date>2024-06-14T14:17:14</dc:date>
            </office:change-info>
            <text:p text:style-name="P29"><text:span text:style-name="T1"><text:s/>Резкара с</text:span></text:p>
          </text:deletion>
        </text:changed-region>
        <text:changed-region xml:id="ct2541746647328" text:id="ct2541746647328">
          <text:insertion>
            <office:change-info>
              <dc:creator>Тарас</dc:creator>
              <dc:date>2024-06-14T14:17:15</dc:date>
            </office:change-info>
          </text:insertion>
        </text:changed-region>
        <text:changed-region xml:id="ct2541527835424" text:id="ct2541527835424">
          <text:insertion>
            <office:change-info>
              <dc:creator>Тарас</dc:creator>
              <dc:date>2024-06-08T17:18:44</dc:date>
            </office:change-info>
          </text:insertion>
        </text:changed-region>
        <text:changed-region xml:id="ct2541746649632" text:id="ct2541746649632">
          <text:insertion>
            <office:change-info>
              <dc:creator>Тарас</dc:creator>
              <dc:date>2024-06-14T14:17:20</dc:date>
            </office:change-info>
          </text:insertion>
        </text:changed-region>
        <text:changed-region xml:id="ct2541746668640" text:id="ct2541746668640">
          <text:deletion>
            <office:change-info>
              <dc:creator>Тарас</dc:creator>
              <dc:date>2024-06-14T12:02:48</dc:date>
            </office:change-info>
            <text:p text:style-name="P29"><text:span text:style-name="T1">наемник</text:span></text:p>
          </text:deletion>
        </text:changed-region>
        <text:changed-region xml:id="ct2541746657120" text:id="ct2541746657120">
          <text:insertion>
            <office:change-info>
              <dc:creator>Тарас</dc:creator>
              <dc:date>2024-06-14T12:02:48</dc:date>
            </office:change-info>
          </text:insertion>
        </text:changed-region>
        <text:changed-region xml:id="ct2541746647904" text:id="ct2541746647904">
          <text:deletion>
            <office:change-info>
              <dc:creator>Тарас</dc:creator>
              <dc:date>2024-06-14T14:16:29</dc:date>
            </office:change-info>
            <text:p text:style-name="P29">,</text:p>
          </text:deletion>
        </text:changed-region>
        <text:changed-region xml:id="ct2541746649056" text:id="ct2541746649056">
          <text:deletion>
            <office:change-info>
              <dc:creator>Тарас</dc:creator>
              <dc:date>2024-06-14T12:42:22</dc:date>
            </office:change-info>
            <text:p text:style-name="P29"><text:s/></text:p>
          </text:deletion>
        </text:changed-region>
        <text:changed-region xml:id="ct2541527834848" text:id="ct2541527834848">
          <text:deletion>
            <office:change-info>
              <dc:creator>Тарас</dc:creator>
              <dc:date>2024-06-12T18:40:27</dc:date>
            </office:change-info>
            <text:p text:style-name="P29">Dulmir</text:p>
          </text:deletion>
        </text:changed-region>
        <text:changed-region xml:id="ct2541527836288" text:id="ct2541527836288">
          <text:deletion>
            <office:change-info>
              <dc:creator>&lt;анонимный&gt;</dc:creator>
              <dc:date>2024-06-08T21:46:00</dc:date>
            </office:change-info>
            <text:p text:style-name="P29"><office:annotation loext:resolved="false"><dc:creator>Тарас</dc:creator><dc:date>2024-06-08T17:24:15.410000000</dc:date><text:p text:style-name="P30"><text:span text:style-name="T34">Войны вначале и войны вконце, думаю надо заменить на солдатами, или ещё как-то</text:span></text:p></office:annotation></text:p>
          </text:deletion>
        </text:changed-region>
        <text:changed-region xml:id="ct2541527831392" text:id="ct2541527831392">
          <text:deletion>
            <office:change-info>
              <dc:creator>Тарас</dc:creator>
              <dc:date>2024-06-12T18:40:29</dc:date>
            </office:change-info>
            <text:p text:style-name="P28">Dulmir</text:p>
          </text:deletion>
        </text:changed-region>
        <text:changed-region xml:id="ct2541746644736" text:id="ct2541746644736">
          <text:insertion>
            <office:change-info>
              <dc:creator>Тарас</dc:creator>
              <dc:date>2024-06-14T12:42:30</dc:date>
            </office:change-info>
          </text:insertion>
        </text:changed-region>
        <text:changed-region xml:id="ct2541746675264" text:id="ct2541746675264">
          <text:deletion>
            <office:change-info>
              <dc:creator>Тарас</dc:creator>
              <dc:date>2024-06-14T14:24:09</dc:date>
            </office:change-info>
            <text:p text:style-name="P28">,</text:p>
          </text:deletion>
        </text:changed-region>
        <text:changed-region xml:id="ct2541527825920" text:id="ct2541527825920">
          <text:deletion>
            <office:change-info>
              <dc:creator>Тарас</dc:creator>
              <dc:date>2024-06-12T18:40:33</dc:date>
            </office:change-info>
            <text:p text:style-name="P28"><text:span text:style-name="T1">Dulmir</text:span></text:p>
          </text:deletion>
        </text:changed-region>
        <text:changed-region xml:id="ct2541746660576" text:id="ct2541746660576">
          <text:insertion>
            <office:change-info>
              <dc:creator>Тарас</dc:creator>
              <dc:date>2024-06-14T12:42:47</dc:date>
            </office:change-info>
          </text:insertion>
        </text:changed-region>
        <text:changed-region xml:id="ct2541527832832" text:id="ct2541527832832">
          <text:insertion>
            <office:change-info>
              <dc:creator>Тарас</dc:creator>
              <dc:date>2024-06-08T17:27:42</dc:date>
            </office:change-info>
          </text:insertion>
        </text:changed-region>
        <text:changed-region xml:id="ct2541527838880" text:id="ct2541527838880">
          <text:insertion>
            <office:change-info>
              <dc:creator>Тарас</dc:creator>
              <dc:date>2024-06-08T17:27:46</dc:date>
            </office:change-info>
          </text:insertion>
        </text:changed-region>
        <text:changed-region xml:id="ct2541746654240" text:id="ct2541746654240">
          <text:deletion>
            <office:change-info>
              <dc:creator>Тарас</dc:creator>
              <dc:date>2024-06-14T14:31:32</dc:date>
            </office:change-info>
            <text:p text:style-name="Text_20_body"><text:span text:style-name="T16">вс</text:span></text:p>
          </text:deletion>
        </text:changed-region>
        <text:changed-region xml:id="ct2541746638400" text:id="ct2541746638400">
          <text:deletion>
            <office:change-info>
              <dc:creator>Тарас</dc:creator>
              <dc:date>2024-06-14T12:00:51</dc:date>
            </office:change-info>
            <text:p text:style-name="Text_20_body"><text:span text:style-name="T7">е</text:span></text:p>
          </text:deletion>
        </text:changed-region>
        <text:changed-region xml:id="ct2541746638112" text:id="ct2541746638112">
          <text:deletion>
            <office:change-info>
              <dc:creator>Тарас</dc:creator>
              <dc:date>2024-06-14T14:39:54</dc:date>
            </office:change-info>
            <text:p text:style-name="Text_20_body"><text:span text:style-name="T7"><text:s/></text:span></text:p>
          </text:deletion>
        </text:changed-region>
        <text:changed-region xml:id="ct2541527831680" text:id="ct2541527831680">
          <text:deletion>
            <office:change-info>
              <dc:creator>&lt;анонимный&gt;</dc:creator>
              <dc:date>2024-06-08T23:14:00</dc:date>
            </office:change-info>
            <text:p text:style-name="Text_20_body"><text:s/><text:span text:style-name="T1">последней</text:span></text:p>
          </text:deletion>
        </text:changed-region>
        <text:changed-region xml:id="ct2541746648192" text:id="ct2541746648192">
          <text:insertion>
            <office:change-info>
              <dc:creator>Тарас</dc:creator>
              <dc:date>2024-06-14T12:01:01</dc:date>
            </office:change-info>
          </text:insertion>
        </text:changed-region>
        <text:changed-region xml:id="ct2541746652800" text:id="ct2541746652800">
          <text:deletion>
            <office:change-info>
              <dc:creator>Тарас</dc:creator>
              <dc:date>2024-06-14T12:01:01</dc:date>
            </office:change-info>
            <text:p text:style-name="P18"><text:span text:style-name="T31">е</text:span></text:p>
          </text:deletion>
        </text:changed-region>
        <text:changed-region xml:id="ct2541527836576" text:id="ct2541527836576">
          <text:deletion>
            <office:change-info>
              <dc:creator>&lt;анонимный&gt;</dc:creator>
              <dc:date>2024-06-08T21:47:00</dc:date>
            </office:change-info>
            <text:p text:style-name="P18">черная </text:p>
          </text:deletion>
        </text:changed-region>
        <text:changed-region xml:id="ct2541527830816" text:id="ct2541527830816">
          <text:deletion>
            <office:change-info>
              <dc:creator>&lt;анонимный&gt;</dc:creator>
              <dc:date>2024-06-08T21:47:00</dc:date>
            </office:change-info>
            <text:p text:style-name="P18"><office:annotation loext:resolved="false"><dc:creator>Тарас</dc:creator><dc:date>2024-06-08T18:16:46.410000000</dc:date><text:p text:style-name="P30"><text:span text:style-name="T33">Почему черная?</text:span></text:p></office:annotation></text:p>
          </text:deletion>
        </text:changed-region>
        <text:changed-region xml:id="ct2541746686784" text:id="ct2541746686784">
          <text:insertion>
            <office:change-info>
              <dc:creator>Тарас</dc:creator>
              <dc:date>2024-06-14T14:40:51</dc:date>
            </office:change-info>
          </text:insertion>
        </text:changed-region>
        <text:changed-region xml:id="ct2541527821600" text:id="ct2541527821600">
          <text:format-change>
            <office:change-info>
              <dc:creator>Тарас</dc:creator>
              <dc:date>2024-06-10T17:55:50</dc:date>
            </office:change-info>
          </text:format-change>
        </text:changed-region>
        <text:changed-region xml:id="ct2541527827936" text:id="ct2541527827936">
          <text:insertion>
            <office:change-info>
              <dc:creator>Тарас</dc:creator>
              <dc:date>2024-06-10T17:55:49</dc:date>
            </office:change-info>
          </text:insertion>
        </text:changed-region>
        <text:changed-region xml:id="ct2541527836864" text:id="ct2541527836864">
          <text:deletion>
            <office:change-info>
              <dc:creator>Тарас</dc:creator>
              <dc:date>2024-06-10T17:55:46</dc:date>
            </office:change-info>
            <text:p text:style-name="P1"><text:span text:style-name="T25">а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Вступление.</text:p>
            <text:p text:style-name="P9"/>
          </table:table-cell>
          <table:table-cell table:style-name="Таблица1.B1" office:value-type="string">
            <text:p text:style-name="P1">Фритрис - мир, который населяют зверолюди. На разных континентах, среди морей и в<text:change text:change-id="ct2541523322224"/>ысоких гор<text:change text:change-id="ct2541523325104"/> ведут они свои дела, строят королевства, бьются за земли и торгуют. В общем, <text:change-start text:change-id="ct2541746660864"/>вс<text:change-end text:change-id="ct2541746660864"/><text:change-start text:change-id="ct2541746617376"/><text:span text:style-name="T31">ё</text:span><text:change-end text:change-id="ct2541746617376"/><text:change text:change-id="ct2541746640992"/> идет своим ходом в мире Фритрис.</text:p>
            <text:p text:style-name="Text_20_body">Пока, однажды, невероятная череда событий не сломала размеренное течение жизни и<text:change text:change-id="ct2541523326256"/> поставила<text:span text:style-name="T1"> всю цивилизацию </text:span>на край <text:span text:style-name="T1">гибельной </text:span>пропасти.</text:p>
            <text:p text:style-name="P3">У подножья древних гор, в далеком королевстве <text:change text:change-id="ct2541523336624"/><text:change-start text:change-id="ct2541523333744"/><text:span text:style-name="T28">Дальмир</text:span><text:change-end text:change-id="ct2541523333744"/><text:change text:change-id="ct2541523326544"/>, на границе земель, по пыльной сельской дороге шел отряд <text:change text:change-id="ct2541746665760"/><text:change-start text:change-id="ct2541746662592"/>наёмник<text:change-end text:change-id="ct2541746662592"/>ов…</text:p>
          </table:table-cell>
        </table:table-row>
        <table:table-row>
          <table:table-cell table:style-name="Таблица1.A2" office:value-type="string">
            <text:p text:style-name="P5">Сцена 1. Первая стычка</text:p>
            <text:p text:style-name="P7"/>
          </table:table-cell>
          <table:table-cell table:style-name="Таблица1.B2" office:value-type="string">
            <text:p text:style-name="P1">Начало</text:p>
            <text:p text:style-name="Text_20_body">Резкар, могучий<text:span text:style-name="T1"> ящер-</text:span><text:change text:change-id="ct2541746662880"/><text:change-start text:change-id="ct2541746659712"/>наёмник<text:change-end text:change-id="ct2541746659712"/>,<text:span text:style-name="T1"> с</text:span><text:change text:change-id="ct2541534895104"/><text:span text:style-name="T1"> отрядом</text:span> <text:span text:style-name="T1">прибывает</text:span> в тихую деревню, где <text:span text:style-name="T1">узнаёт</text:span>, что<text:span text:style-name="T1"> её жители страдают от набегов бандитов</text:span>. Д<text:span text:style-name="T1">еревенский голова не поскупился на монеты и</text:span> быстро убед<text:span text:style-name="T1">ил</text:span> <text:change text:change-id="ct2541746664608"/><text:change-start text:change-id="ct2541746669216"/>наёмник<text:change-end text:change-id="ct2541746669216"/>ов встать на защиту поселения. На закате, под кроваво алыми облаками, разразил<text:span text:style-name="T1">ся бой, с темными фигурами грабителей встретилась сталь </text:span><text:change text:change-id="ct2541746666048"/><text:change-start text:change-id="ct2541746663744"/><text:span text:style-name="T1">наёмник</text:span><text:change-end text:change-id="ct2541746663744"/><text:span text:style-name="T1">ов.</text:span></text:p>
            <text:p text:style-name="Text_20_body">Финал</text:p>
            <text:p text:style-name="Text_20_body"><text:span text:style-name="T1">Когда последний грабитель упал, благодарные жители </text:span><text:change-start text:change-id="ct2541523334320"/><text:span text:style-name="T1">пригла</text:span><text:change-end text:change-id="ct2541523334320"/><text:span text:style-name="T1">шают отпраздновать и поднять пенные кружки за победу. За выпивкой к Резкару подсаживается купец и просит сопроводить его в </text:span><text:change text:change-id="ct2541523326832"/><text:change-start text:change-id="ct2541523329712"/><text:span text:style-name="T3">Форкар</text:span><text:change-end text:change-id="ct2541523329712"/><text:change text:change-id="ct2541523327120"/><text:span text:style-name="T1">. «В последнее время в окрестностях появилось много лихих людей, похоже какая то неведомая сила манит их в эти края</text:span><text:change text:change-id="ct2541746629472"/><text:span text:style-name="T1">» </text:span><text:span text:style-name="T20">- </text:span><text:span text:style-name="T1">говорит торговец.</text:span></text:p>
          </table:table-cell>
        </table:table-row>
        <table:table-row>
          <table:table-cell table:style-name="Таблица1.A2" office:value-type="string">
            <text:p text:style-name="P8">Сцена 2. Караван</text:p>
            <text:p text:style-name="P9"/>
          </table:table-cell>
          <table:table-cell table:style-name="Таблица1.B2" office:value-type="string">
            <text:p text:style-name="P1">Начало</text:p>
            <text:p text:style-name="P12"><text:span text:style-name="T1">Через</text:span> деревн<text:span text:style-name="T1">ю</text:span> к портовому городу <text:change text:change-id="ct2541523325968"/><text:change-start text:change-id="ct2541523330288"/><text:span text:style-name="T3">Форкар</text:span><text:change-end text:change-id="ct2541523330288"/> пролегает тракт, последнее время не спокойный. Группа <text:change text:change-id="ct2541746666912"/><text:change-start text:change-id="ct2541746666336"/>наёмник<text:change-end text:change-id="ct2541746666336"/>ов берется сопровождать купеческий караван через опасные земли. </text:p>
            <text:p text:style-name="P11">На пол пути, чуя богатую наживу, банда<text:span text:style-name="T1"> разбойников </text:span>нападает из засады. Резкар вскидывает руку, посылая<text:change text:change-id="ct2541523328272"/> отряду<text:change-start text:change-id="ct2541523325392"/> знак<text:change-end text:change-id="ct2541523325392"/> занять оборону.</text:p>
            <text:p text:style-name="Text_20_body">Финал</text:p>
            <text:p text:style-name="P22"><text:span text:style-name="T1">Спасавшихся бегством врагов, </text:span><text:change text:change-id="ct2541746669792"/><text:change-start text:change-id="ct2541746667488"/><text:span text:style-name="T1">наёмник</text:span><text:change-end text:change-id="ct2541746667488"/><text:span text:style-name="T1">и настигли в лесу у бандитского лагеря. Среди вещей и оружия, на пне, одиноко сидел монах, закованный в кандалы. </text:span><text:change-start text:change-id="ct2541746609888"/></text:p>
            <text:p text:style-name="P22"><text:change-end text:change-id="ct2541746609888"/><text:span text:style-name="T1">«Меня звать </text:span><text:change text:change-id="ct2541523334608"/><text:span text:style-name="T1">Шолох</text:span><text:change text:change-id="ct2541523334896"/><text:span text:style-name="T1"> и я благодарен вам за свое освобождение»</text:span><text:change-start text:change-id="ct2541746612768"/>, — <text:change-end text:change-id="ct2541746612768"/><text:change text:change-id="ct2541746603264"/><text:span text:style-name="T1"><text:s/>молвил он, когда </text:span><text:change text:change-id="ct2541746679584"/><text:change-start text:change-id="ct2541746689952"/><text:span text:style-name="T1">наёмник</text:span><text:change-end text:change-id="ct2541746689952"/><text:span text:style-name="T1"> разбил оковы. Монаха взяли с собой до города, где его </text:span><text:change text:change-id="ct2541746616224"/><text:change text:change-id="ct2541523332016"/><text:change-start text:change-id="ct2541746599808"/><text:span text:style-name="T4">ждал</text:span><text:change-end text:change-id="ct2541746599808"/><text:span text:style-name="T1"> корабль и братья по вере. </text:span></text:p>
            <text:p text:style-name="P15">Когда караван доставил груз, купец отсыпа<text:change-start text:change-id="ct2541523328848"/><text:span text:style-name="T26">л</text:span><text:change-end text:change-id="ct2541523328848"/><text:change text:change-id="ct2541523325680"/> пару монет в руку Резкара и довольный удал<text:change-start text:change-id="ct2541523323952"/><text:span text:style-name="T26">ился</text:span><text:change-end text:change-id="ct2541523323952"/><text:change text:change-id="ct2541523335472"/>. <text:change-start text:change-id="ct2541746609600"/></text:p>
            <text:p text:style-name="P16"><text:change-end text:change-id="ct2541746609600"/><text:change-start text:change-id="ct2541746620832"/>«<text:change-end text:change-id="ct2541746620832"/><text:change text:change-id="ct2541746606720"/>Ты же видел как мы общаемся с разбойниками!<text:change text:change-id="ct2541746602976"/><text:change-start text:change-id="ct2541746614784"/>»<text:change-end text:change-id="ct2541746614784"/><text:change-start text:change-id="ct2541746615072"/> <text:change-end text:change-id="ct2541746615072"/>— пересчитав монеты, оклик<text:change-start text:change-id="ct2541523327696"/><text:span text:style-name="T27">нул</text:span><text:change-end text:change-id="ct2541523327696"/><text:change text:change-id="ct2541523335760"/> торговца Резкар<text:change-start text:change-id="ct2541523336048"/>.<text:change-end text:change-id="ct2541523336048"/><text:change text:change-id="ct2541523336912"/></text:p>
          </table:table-cell>
        </table:table-row>
        <table:table-row table:style-name="Таблица1.4">
          <table:table-cell table:style-name="Таблица1.A2" office:value-type="string">
            <text:p text:style-name="Text_20_body"><text:span text:style-name="T23">Сцена 3. <text:s/></text:span><text:span text:style-name="T24">Подлая месть</text:span></text:p>
          </table:table-cell>
          <table:table-cell table:style-name="Таблица1.B2" office:value-type="string">
            <text:p text:style-name="Text_20_body">Начало</text:p>
            <text:p text:style-name="Text_20_body"><text:change-start text:change-id="ct2541746632352"/><text:span text:style-name="T1">Скупому купцу пришлось выплатить оговорённую стоимость полностью, только тогда Резкар выпустил его из крепких объятий. </text:span><text:soft-page-break/><text:span text:style-name="T1">Торговец не забыл обиды и, стремясь отомстить за унижения, выдвинул обвинения в нападении на караваны, чем умело оклеветал ящера перед городским </text:span><text:change-end text:change-id="ct2541746632352"/><text:change text:change-id="ct2541746620544"/><text:change-start text:change-id="ct2541746619968"/><text:span text:style-name="T1">Советом.</text:span><text:change-end text:change-id="ct2541746619968"/><text:change text:change-id="ct2541746621696"/><text:change text:change-id="ct2541746634080"/><text:change text:change-id="ct2541746622272"/><text:change text:change-id="ct2541746619680"/><text:change text:change-id="ct2541746633504"/><text:change text:change-id="ct2541746607584"/><text:change text:change-id="ct2541746627168"/><text:change text:change-id="ct2541746633792"/><text:change text:change-id="ct2541746634944"/> Отряды стражников по приказу Совета <text:span text:style-name="T1">атакуют</text:span> <text:change text:change-id="ct2541746673536"/><text:change-start text:change-id="ct2541746687072"/>наёмник<text:change-end text:change-id="ct2541746687072"/>ов. Сражение в узких улицах города станет тяжелым испытанием...</text:p>
            <text:p text:style-name="Text_20_body">Финал</text:p>
            <text:p text:style-name="P25"><text:change-start text:change-id="ct2541746677280"/><text:span text:style-name="T8">Н</text:span><text:change-end text:change-id="ct2541746677280"/><text:change-start text:change-id="ct2541746626304"/><text:span text:style-name="T1">аёмники пробивались к спасительным городским вратам, но не выдержали сопротивления стражи, которая оттеснила их прочь. Растерянные наёмники не знали, как выбраться из западни.</text:span></text:p>
            <text:p text:style-name="P25"><text:span text:style-name="T1">Внезапно появился Шолох: "Следуйте за мной на мой корабль! ", — сказал монах и указал рукой в направлении порта. </text:span></text:p>
            <text:p text:style-name="P25"><text:span text:style-name="T1">Отряд с боями пробивается к порту и взбирается на корабль. </text:span><text:change-end text:change-id="ct2541746626304"/><text:change-start text:change-id="ct2541746630336"/><text:span text:style-name="T1">Войнам Резкара приходиться спасаться бегством от неоправданной и жестокой ярости стражи.</text:span><text:change-end text:change-id="ct2541746630336"/><text:change text:change-id="ct2541746621408"/><text:change text:change-id="ct2541523323376"/><text:change text:change-id="ct2541746621984"/><text:span text:style-name="T1"/></text:p>
          </table:table-cell>
        </table:table-row>
        <table:table-row>
          <table:table-cell table:style-name="Таблица1.A2" office:value-type="string">
            <text:p text:style-name="P10"><text:span text:style-name="T23">Сцена 4. </text:span><text:span text:style-name="T24">Морской бой</text:span></text:p>
          </table:table-cell>
          <table:table-cell table:style-name="Таблица1.B2" office:value-type="string">
            <text:p text:style-name="Text_20_body">Начало</text:p>
            <text:p text:style-name="P23"><text:change-start text:change-id="ct2541746685920"/><text:span text:style-name="T8">Н</text:span><text:change-end text:change-id="ct2541746685920"/><text:change-start text:change-id="ct2541746623424"/>аёмники уплыли на корабле, но так и не получили столь желанного спасения. Из-за горизонта, наперерез им, мчался фрегат с черным флагом. Пираты быстро настигают корабль Резкара и берут на абордаж. «Да вашу ж... Дайте стали просохнуть» - выругался ящер, обнажая оружие.<text:change-end text:change-id="ct2541746623424"/><text:change text:change-id="ct2541746600960"/><text:change text:change-id="ct2541746614496"/><text:change text:change-id="ct2541746618240"/><text:change text:change-id="ct2541746615648"/><text:change text:change-id="ct2541746621120"/><text:change text:change-id="ct2541746604416"/><text:change text:change-id="ct2541746620256"/><text:change text:change-id="ct2541746632928"/><text:change text:change-id="ct2541746604704"/><text:change text:change-id="ct2541746616512"/><text:change text:change-id="ct2541746633216"/><text:change text:change-id="ct2541746623136"/><text:change text:change-id="ct2541746622848"/><text:change text:change-id="ct2541746630624"/><text:change text:change-id="ct2541746617664"/><text:change text:change-id="ct2541746626880"/></text:p>
            <text:p text:style-name="Text_20_body">Финал</text:p>
            <text:p text:style-name="P1"><text:change text:change-id="ct2541746624000"/><text:change text:change-id="ct2541527512672"/><text:change text:change-id="ct2541746632064"/><text:change-start text:change-id="ct2541746624288"/>В морском сражении погибло много воинов. Корабль уцелел в бою и после нелёгкого плавания причалил к пристани. Город, в который прибыл отряд, назывался <text:span text:style-name="T29">Кронбри</text:span>. Монахи тепло распрощались с наёмниками и направились на северо-запад, где вдалеке вздымались к небу горные хребты. А для опытных воинов Резкара в большом городе всегда найдётся работёнка.<text:change-end text:change-id="ct2541746624288"/></text:p>
          </table:table-cell>
        </table:table-row>
        <table:table-row>
          <table:table-cell table:style-name="Таблица1.A2" office:value-type="string">
            <text:p text:style-name="P10"><text:span text:style-name="T23">Сцена 5. <text:s/></text:span><text:span text:style-name="T24">Сокровища древности</text:span></text:p>
          </table:table-cell>
          <table:table-cell table:style-name="Таблица1.B2" office:value-type="string">
            <text:p text:style-name="Text_20_body">Начало</text:p>
            <text:p text:style-name="P24"><text:change-start text:change-id="ct2541746625728"/>В первом же портовом трактире, куда заглянул Резкар, шёл найм добровольцев в армию местного Лорда. Нежданная угроза нависла над этими землями, огромная орда спустилась с гор и быстро двигалась к городу, уничтожая всё на пути. Кронбри готовился к тяжёлой осаде. Резкару же власти приказали совершить рейд в горы и найти источник нашествия.</text:p>
            <text:p text:style-name="Text_20_body">Вскоре наёмники оказалась под стенами древнего монастыря, где скрывался вождь орды. Резкар сразу уловил тяжёлую ауру, которая тянулась шлейфом к этому месту. Отряд проник за стены под покровом темноты и внезапной атакой обрушился на врагов...<text:change-end text:change-id="ct2541746625728"/><text:change text:change-id="ct2541746650208"/><text:change text:change-id="ct2541527502304"/><text:change text:change-id="ct2541746637536"/><text:change text:change-id="ct2541527508928"/><text:change text:change-id="ct2541746651360"/><text:change text:change-id="ct2541527507200"/><text:change text:change-id="ct2541527499712"/><text:change text:change-id="ct2541746643584"/><text:change text:change-id="ct2541746624576"/><text:change text:change-id="ct2541746642432"/><text:change text:change-id="ct2541527504320"/><text:change text:change-id="ct2541746642720"/><text:change text:change-id="ct2541527506048"/><text:change text:change-id="ct2541746627744"/><text:change text:change-id="ct2541527508640"/><text:change text:change-id="ct2541746628896"/><text:change text:change-id="ct2541527503744"/><text:change text:change-id="ct2541746634656"/><text:change text:change-id="ct2541527499424"/><text:change text:change-id="ct2541746631488"/><text:change text:change-id="ct2541527503456"/><text:change text:change-id="ct2541746617952"/><text:change text:change-id="ct2541527513536"/><text:change text:change-id="ct2541746617088"/><text:change text:change-id="ct2541746623712"/><text:change text:change-id="ct2541746624864"/><text:change text:change-id="ct2541527502016"/><text:change text:change-id="ct2541746631200"/><text:span text:style-name="T1"/></text:p>
            <text:p text:style-name="Standard">Монахи сцена:</text:p>
            <text:p text:style-name="P4"><text:change-start text:change-id="ct2541746644448"/><text:span text:style-name="T1">Не только Резкар стремился попасть в монастырь, уже несколько дней Шолох с монахами пребывал рядом в надежде проникнуть в некогда свой дом. <text:line-break/>Монахи воспользовались моментом в тот момент, когда наёмники отвлекли стражу...</text:span><text:change-end text:change-id="ct2541746644448"/><text:change text:change-id="ct2541527512384"/><text:change text:change-id="ct2541527498848"/><text:change text:change-id="ct2541527511808"/><text:change text:change-id="ct2541746646464"/><text:change text:change-id="ct2541527502592"/><text:change text:change-id="ct2541746635232"/><text:change text:change-id="ct2541527506336"/><text:change text:change-id="ct2541527508352"/><text:change text:change-id="ct2541527505760"/><text:change text:change-id="ct2541746646176"/><text:change text:change-id="ct2541527506624"/><text:change text:change-id="ct2541746640416"/><text:change text:change-id="ct2541527501440"/><text:change text:change-id="ct2541527510080"/></text:p>
            <text:p text:style-name="Text_20_body">Финал<text:change text:change-id="ct2541527512096"/><text:change-start text:change-id="ct2541527510368"/></text:p>
            <text:p text:style-name="P17"><text:change-end text:change-id="ct2541527510368"/><text:change-start text:change-id="ct2541746639840"/><text:soft-page-break/>Наёмники взяли противника врасплох и разбили его. К удивлению Резкара, кто-то продолжал сражаться в храм<text:span text:style-name="T32">е</text:span>. Отряд вошёл внутрь и увидел тела монахов. Посреди зала стоял вождь, его рука держала меч, по рукоять вонзённый в плоть Шолоха. <text:span text:style-name="T30">Тот</text:span>, <text:span text:style-name="T30">в свою очередь</text:span>, схватил цепочку на груди вождя и тянул с <text:span text:style-name="T30">такой </text:span>силой, словно в сжимаемом руками предмете заключался весь смысл жизни святого.</text:p>
            <text:p text:style-name="P17">Резкар заметил шевеление губ монаха, который читал заклинание. Магия взорвала воздух между противниками, их тела разлетелись и разбились о каменные стены. </text:p>
            <text:p text:style-name="P17">Наёмники обыскали помещение и заметили тайный лаз, которым, по-видимому, и воспользовались монахи. <text:change-end text:change-id="ct2541746639840"/><text:change text:change-id="ct2541746622560"/><text:change text:change-id="ct2541527510656"/><text:change text:change-id="ct2541746634368"/><text:change text:change-id="ct2541527502880"/><text:change text:change-id="ct2541746630048"/><text:change text:change-id="ct2541527536416"/><text:change text:change-id="ct2541746625152"/><text:change text:change-id="ct2541527536992"/><text:change text:change-id="ct2541746643296"/><text:change text:change-id="ct2541527540160"/><text:change text:change-id="ct2541746651072"/><text:change text:change-id="ct2541527533248"/><text:change text:change-id="ct2541746637824"/><text:change text:change-id="ct2541527532384"/><text:change text:change-id="ct2541527533536"/><text:change text:change-id="ct2541527538144"/><text:change text:change-id="ct2541746640704"/><text:change text:change-id="ct2541527534112"/><text:change text:change-id="ct2541746615360"/><text:change text:change-id="ct2541527534688"/><text:change text:change-id="ct2541746610464"/><text:change text:change-id="ct2541527532672"/><text:change text:change-id="ct2541527535264"/><text:change text:change-id="ct2541527535552"/><text:change text:change-id="ct2541527539008"/><text:change text:change-id="ct2541527539296"/><text:change text:change-id="ct2541746610752"/><text:change text:change-id="ct2541527532960"/><text:change text:change-id="ct2541746606432"/><text:change text:change-id="ct2541527711792"/><text:change text:change-id="ct2541527713808"/><text:change text:change-id="ct2541746602688"/><text:change text:change-id="ct2541527712080"/><text:change text:change-id="ct2541527709776"/><text:change text:change-id="ct2541746598368"/><text:change text:change-id="ct2541527708624"/><text:change text:change-id="ct2541527714096"/><text:change text:change-id="ct2541527708912"/><text:change text:change-id="ct2541746611040"/><text:change text:change-id="ct2541527712944"/><text:change text:change-id="ct2541527712368"/><text:change text:change-id="ct2541527710064"/><text:change text:change-id="ct2541746611328"/><text:change text:change-id="ct2541527708336"/><text:change text:change-id="ct2541527714384"/><text:change text:change-id="ct2541746603840"/><text:change text:change-id="ct2541527714672"/><text:change text:change-id="ct2541746604992"/><text:span text:style-name="T18"/></text:p>
          </table:table-cell>
        </table:table-row>
        <table:table-row>
          <table:table-cell table:style-name="Таблица1.A2" office:value-type="string">
            <text:p text:style-name="P10"><text:span text:style-name="T23">Сцена 6. <text:s/></text:span><text:span text:style-name="T24">Мост</text:span></text:p>
          </table:table-cell>
          <table:table-cell table:style-name="Таблица1.B2" office:value-type="string">
            <text:p text:style-name="Text_20_body">Начало</text:p>
            <text:p text:style-name="Text_20_body"><text:change text:change-id="ct2541746657984"/><text:change text:change-id="ct2541527714960"/><text:change text:change-id="ct2541746667776"/><text:change text:change-id="ct2541527708048"/><text:change text:change-id="ct2541746631776"/><text:change text:change-id="ct2541746629184"/><text:change text:change-id="ct2541746632640"/><text:change text:change-id="ct2541746616800"/><text:change text:change-id="ct2541746628320"/><text:change-start text:change-id="ct2541746628032"/>Резкар продолжал служить Лорду, выполняя самые опасные приказы. Добившись его расположения, он стал одним из генералов Кронбри. Его слава росла, от него исходила зловещая, но притягательная аура, и он быстро стал прославленным героем в глазах воинов и простых жителей. Каждый раз, заканчивая битву решительной победой, Резкар ощущал в себе всё больше мощи. Увеличивалось и его войско.</text:p>
            <text:p text:style-name="Text_20_body">Лорд, чувствуя необычайную силу в своих руках, решил позариться на власть во всём королевстве Дальмир и отдал приказ атаковать гарнизон Короля у моста по дороге в столицу.<text:change-end text:change-id="ct2541746628032"/></text:p>
            <text:p text:style-name="Text_20_body">Финал</text:p>
            <text:p text:style-name="P27"><text:span text:style-name="T1">Сражаясь</text:span> на узком переходе,<text:span text:style-name="T1"> Резкар </text:span><text:change text:change-id="ct2541534894816"/><text:change-start text:change-id="ct2541746670944"/><text:span text:style-name="T10">испытывал</text:span><text:change-end text:change-id="ct2541746670944"/> <text:span text:style-name="T1">лёгкость</text:span> <text:span text:style-name="T1">в </text:span>движени<text:span text:style-name="T1">ях и без жалости рубил воинов</text:span><text:change-start text:change-id="ct2541746663168"/><text:span text:style-name="T1">,</text:span><text:change-end text:change-id="ct2541746663168"/><text:span text:style-name="T1"> оборонявших переправу</text:span>. <text:span text:style-name="T1">Мост был захвачен. </text:span><text:change-start text:change-id="ct2541746659136"/></text:p>
            <text:p text:style-name="P27"><text:change-end text:change-id="ct2541746659136"/><text:span text:style-name="T1">В лагере на противоположном берегу, в шатре Лорда</text:span><text:change text:change-id="ct2541746645888"/><text:span text:style-name="T1"> заседал военный совет. <text:s/>Резкар сидел в кресле и внимательно изучал маленькое темное зернышко внутри своего амулета. Он вспоминал, что последний раз видел черноту в кристалле, когда взял его из недвижных рук монаха, так отчаянно бившегося за эту вещицу в мрачных горных залах. Тогда Резкар решил сохранить е</text:span><text:change-start text:change-id="ct2541746658848"/><text:span text:style-name="T16">ё</text:span><text:change-end text:change-id="ct2541746658848"/><text:change text:change-id="ct2541746660000"/><text:span text:style-name="T1"> в память о <text:s/>доблести Шолоха.</text:span></text:p>
          </table:table-cell>
        </table:table-row>
        <table:table-row>
          <table:table-cell table:style-name="Таблица1.A2" office:value-type="string">
            <text:p text:style-name="P10"><text:span text:style-name="T23">Сцена 7. <text:s/></text:span><text:span text:style-name="T24">Генеральное сражение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«Что это?» - спросил Лорд, потянувшись к амулету. </text:span>В момент, когда пухлая рука <text:span text:style-name="T1">дотронулась</text:span> <text:span text:style-name="T1">до</text:span> предмет<text:span text:style-name="T1">а</text:span> на ладони Резкара, <text:span text:style-name="T1">резким</text:span> взмахом меча<text:span text:style-name="T1"> бывший </text:span><text:change text:change-id="ct2541746640128"/><text:change-start text:change-id="ct2541746641856"/>наёмник<text:change-end text:change-id="ct2541746641856"/> <text:span text:style-name="T1">оборвал жизнь своего повелителя</text:span>. <text:span text:style-name="T1">«Не сметь» - </text:span><text:change text:change-id="ct2541746635520"/><text:span text:style-name="T1">успела мелькнуть гневная мысль. Присутствующие не издали ни звука, застыв, прикованные могучей волей</text:span> я<text:span text:style-name="T1">щера. </text:span><text:change-start text:change-id="ct2541527711216"/></text:p>
            <text:p text:style-name="Text_20_body"><text:change-end text:change-id="ct2541527711216"/><text:change-start text:change-id="ct2541527713232"/><text:span text:style-name="T1">...</text:span><text:change-end text:change-id="ct2541527713232"/><text:span text:style-name="T1">И вот, на бескрайнем осеннем поле Резкар встретил</text:span><text:change text:change-id="ct2541746668352"/><text:span text:style-name="T1"> развернувшуюся во все знамена</text:span><text:change text:change-id="ct2541746655680"/><text:span text:style-name="T1"> армию короля</text:span><text:change text:change-id="ct2541746668928"/><text:change-start text:change-id="ct2541746649344"/><text:span text:style-name="T1">.</text:span><text:change-end text:change-id="ct2541746649344"/><text:change text:change-id="ct2541746652224"/><text:change-start text:change-id="ct2541746667200"/><text:span text:style-name="T1"> </text:span><text:change-end text:change-id="ct2541746667200"/><text:change text:change-id="ct2541746658272"/><text:change text:change-id="ct2541746656832"/><text:change text:change-id="ct2541527713520"/><text:change text:change-id="ct2541746671232"/><text:change text:change-id="ct2541746661152"/><text:change text:change-id="ct2541746671520"/><text:change-start text:change-id="ct2541746653952"/><text:span text:style-name="T14">К</text:span><text:change-end text:change-id="ct2541746653952"/><text:span text:style-name="T1">омандующи</text:span><text:change-start text:change-id="ct2541746655968"/><text:span text:style-name="T14">й</text:span><text:change-end text:change-id="ct2541746655968"/><text:change text:change-id="ct2541746657408"/><text:span text:style-name="T1"> </text:span><text:change-start text:change-id="ct2541527833984"/><text:span text:style-name="T1">цел</text:span><text:span text:style-name="T12">ым</text:span><text:span text:style-name="T1"> </text:span><text:change-end text:change-id="ct2541527833984"/><text:change text:change-id="ct2541527824192"/><text:change-start text:change-id="ct2541527831104"/><text:span text:style-name="T1">войск</text:span><text:change-end text:change-id="ct2541527831104"/><text:change-start text:change-id="ct2541746651936"/><text:span text:style-name="T12">ом</text:span><text:change-end text:change-id="ct2541746651936"/><text:change text:change-id="ct2541527835136"/><text:change-start text:change-id="ct2541746658560"/><text:span text:style-name="T12"> — </text:span><text:span text:style-name="T14">ящер уже забывал, что когда-то был</text:span><text:change-end text:change-id="ct2541746658560"/><text:change-start text:change-id="ct2541746657696"/><text:span text:style-name="T14"> обычным наёмником</text:span><text:change-end text:change-id="ct2541746657696"/><text:span text:style-name="T1">. </text:span></text:p>
            <text:p text:style-name="Text_20_body">Финал</text:p>
            <text:p text:style-name="Text_20_body"><text:span text:style-name="T1">Король отступил. </text:span>Смешанный запах <text:span text:style-name="T1">смерти</text:span> и горящих полей <text:soft-page-break/>наполняет воздух. Г<text:span text:style-name="T1">лубоко вдыхая его горький вкус, Резкар невольно улыбнулся, ощущая удовлетворение от свершившегося. Хоть победа и была за ящером, он уже не мог остановиться и понимал, что </text:span><text:change text:change-id="ct2541746656256"/><text:change text:change-id="ct2541746670656"/><text:change-start text:change-id="ct2541746661728"/><text:span text:style-name="T17">конец наступит </text:span><text:change-end text:change-id="ct2541746661728"/><text:change-start text:change-id="ct2541746665472"/><text:span text:style-name="T17">лишь </text:span><text:change-end text:change-id="ct2541746665472"/><text:span text:style-name="T1">с гибелью короля.</text:span></text:p>
          </table:table-cell>
        </table:table-row>
        <table:table-row>
          <table:table-cell table:style-name="Таблица1.A2" office:value-type="string">
            <text:p text:style-name="P10"><text:span text:style-name="T23">Сцена 8. <text:s/>Брешь</text:span><text:span text:style-name="T24"> в стенах</text:span></text:p>
          </table:table-cell>
          <table:table-cell table:style-name="Таблица1.B2" office:value-type="string">
            <text:p text:style-name="P1">Начало</text:p>
            <text:p text:style-name="Text_20_body"><text:span text:style-name="T1">Армия Резкара стягивала </text:span><text:change text:change-id="ct2541746684480"/><text:span text:style-name="T1">полки к древнему городу </text:span><text:change text:change-id="ct2541527823904"/><text:change-start text:change-id="ct2541746653376"/><text:span text:style-name="T11">Мирдан</text:span><text:change-end text:change-id="ct2541746653376"/><text:span text:style-name="T1"> — столице королевства. Стены, украшенные вековой резьбой и фресками, вырастали перед ними, преграждая путь. Резкар чувствовал, как под влиянием приобретенной реликвии его разум погружается в темноту и безумие. Но взамен, из этой темноты, он черпал неистовую силу.</text:span><text:change text:change-id="ct2541527825632"/><text:span text:style-name="T1"> Могучим движением</text:span> ящер ударил лапой по земле, направляя энергию к городу. Воздух <text:span text:style-name="T1">завибрировал</text:span> от силы, <text:change-start text:change-id="ct2541527829376"/><text:span text:style-name="T1"><text:s/>в</text:span><text:span text:style-name="T19">олна прошла по земле и город вздрогнул</text:span><text:change-end text:change-id="ct2541527829376"/><text:change text:change-id="ct2541527836000"/><text:span text:style-name="T1">. Каменная кладка, казалось монолитных стен, не выдержала и рухнула, создав громадную брешь. </text:span><text:change text:change-id="ct2541527827648"/><text:change-start text:change-id="ct2541527834560"/><text:span text:style-name="T20">В</text:span><text:change-end text:change-id="ct2541527834560"/><text:change-start text:change-id="ct2541527831968"/><text:span text:style-name="T1">ойска</text:span><text:change-end text:change-id="ct2541527831968"/><text:change text:change-id="ct2541527830528"/><text:span text:style-name="T1"> ринулись на штурм.</text:span><text:change-start text:change-id="ct2541527822752"/><text:span text:style-name="T1">..</text:span><text:change-end text:change-id="ct2541527822752"/></text:p>
            <text:p text:style-name="Text_20_body">Финал</text:p>
            <text:p text:style-name="P29"><text:change text:change-id="ct2541527827072"/><text:change text:change-id="ct2541527835712"/><text:change text:change-id="ct2541746643872"/><text:change-start text:change-id="ct2541746647328"/><text:span text:style-name="T15">С</text:span><text:change-end text:change-id="ct2541746647328"/><text:span text:style-name="T1">ловно</text:span> одержимые<text:change-start text:change-id="ct2541527835424"/>,<text:change-end text:change-id="ct2541527835424"/><text:change-start text:change-id="ct2541746649632"/> <text:span text:style-name="T15">с</text:span><text:span text:style-name="T1">олдаты</text:span> <text:span text:style-name="T1">Резкара</text:span><text:change-end text:change-id="ct2541746649632"/> двигались <text:span text:style-name="T1">улицами города,</text:span> оставляя за собой лишь разрушения. <text:span text:style-name="T1">Сам бывший </text:span><text:change text:change-id="ct2541746668640"/><text:change-start text:change-id="ct2541746657120"/><text:span text:style-name="T1">наёмник</text:span><text:change-end text:change-id="ct2541746657120"/><text:span text:style-name="T1"> </text:span>шел впереди всех, не зна<text:span text:style-name="T1">я</text:span> усталости <text:span text:style-name="T1">и не чувствуя жалости</text:span>. Сражение длилось до рассвета, и<text:change text:change-id="ct2541746647904"/> когда первые лучи солнца осветили опустошенные улицы, Резкар стоял на центральной площади<text:change text:change-id="ct2541746649056"/><text:change text:change-id="ct2541527834848"/>, окруженный своими воинами<text:change text:change-id="ct2541527836288"/>.</text:p>
          </table:table-cell>
        </table:table-row>
        <table:table-row>
          <table:table-cell table:style-name="Таблица1.A2" office:value-type="string">
            <text:p text:style-name="P10"><text:span text:style-name="T23">Сцена 9. <text:s/></text:span><text:span text:style-name="T24">Последняя надежда</text:span></text:p>
          </table:table-cell>
          <table:table-cell table:style-name="Таблица1.B2" office:value-type="string">
            <text:p text:style-name="Text_20_body">Начало</text:p>
            <text:p text:style-name="P28"><text:span text:style-name="T1">Остатки гарнизона и вооруженные ж</text:span>ители <text:change text:change-id="ct2541527831392"/><text:change-start text:change-id="ct2541746644736"/><text:span text:style-name="T11">Мирдана</text:span><text:change-end text:change-id="ct2541746644736"/> собрались на <text:span text:style-name="T1">противоположном краю</text:span> площади. В их сердцах горела искра <text:span text:style-name="T1">последней</text:span> надежды <text:span text:style-name="T1">и вера</text:span>, что даже против<text:span text:style-name="T1"> </text:span>безумной силы Резкара у них есть шанс. С криками борьбы и молитвами<text:change text:change-id="ct2541746675264"/> они <text:span text:style-name="T1">стойко</text:span> встретили врага. И хотя Резкар, погло<text:span text:style-name="T1">щенный мощью артефакта</text:span>, продолжал свой путь разрушения, героический дух з<text:span text:style-name="T1">ащитников </text:span><text:change text:change-id="ct2541527825920"/><text:change-start text:change-id="ct2541746660576"/><text:span text:style-name="T11">Мирдана</text:span><text:change-end text:change-id="ct2541746660576"/><text:span text:style-name="T1"> </text:span>заставил его сердце на мгновение <text:span text:style-name="T1">встрепенуться</text:span> перед лицом их стойкости и мужества. </text:p>
            <text:p text:style-name="Text_20_body">Финал</text:p>
            <text:p text:style-name="Text_20_body">Городская площадь,<text:span text:style-name="T1"> ранее — место радости </text:span>и веселья, стала ареной трагедии. Мертвый город.<text:change-start text:change-id="ct2541527832832"/>..<text:change-end text:change-id="ct2541527832832"/> <text:change-start text:change-id="ct2541527838880"/></text:p>
            <text:p text:style-name="Text_20_body"><text:change-end text:change-id="ct2541527838880"/>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</table:table-cell>
        </table:table-row>
        <table:table-row>
          <table:table-cell table:style-name="Таблица1.A2" office:value-type="string">
            <text:p text:style-name="P10"><text:span text:style-name="T23">Сцена </text:span><text:span text:style-name="T24">10. Корона чья?</text:span><text:span text:style-name="T23"> </text:span></text:p>
          </table:table-cell>
          <table:table-cell table:style-name="Таблица1.B2" office:value-type="string">
            <text:p text:style-name="Text_20_body">Начало.</text:p>
            <text:p text:style-name="Text_20_body">В самом сердце крепости, под сводами древнего замка, развернулась последняя битва. Резкар, вместе с верными ему воинами, столкнулся с личной гвардией великого правителя. Эхо стального грохота и <text:span text:style-name="T1">стоны</text:span> раненых заполнил<text:span text:style-name="T1">и</text:span> залы. Властелин, <text:span text:style-name="T1">слыша приближающийся гул схватки</text:span>, <text:change text:change-id="ct2541746654240"/><text:change text:change-id="ct2541746638400"/><text:change text:change-id="ct2541746638112"/><text:span text:style-name="T1">крепче </text:span>сжимал жезл власти, готовый защищать свой трон до последнего вздоха. Он знал, что каждый момент может стать решающим в этой<text:change text:change-id="ct2541527831680"/><text:span text:style-name="T1"> битве</text:span> за судьбу королевства. </text:p>
            <text:p text:style-name="Text_20_body"><text:soft-page-break/>Финал.</text:p>
            <text:p text:style-name="P18">Властелин, изможденный, но непреклонный, встретил Резкара лицом к лицу. Клинки скрестились с оглушительным звоном. С каждым ударом Резкар вс<text:change-start text:change-id="ct2541746648192"/><text:span text:style-name="T31">ё</text:span><text:change-end text:change-id="ct2541746648192"/><text:change text:change-id="ct2541746652800"/> сильнее теснил короля, пока наконец его клинок не прорвал защиту и не вонзился в грудь правителя. Властелин пал на колени, <text:change text:change-id="ct2541527836576"/>кровь<text:change text:change-id="ct2541527830816"/> хлынула из раны. Жезл выпал из его ослабевших пальцев и зазвенел по мраморным плитам тронного зала, упершись в ноги Резкара. <text:change-start text:change-id="ct2541746686784"/></text:p>
            <text:p text:style-name="P18"><text:change-end text:change-id="ct2541746686784"/>Залы замка содрогнулись от ликующих криков – победа была достигнута. </text:p>
          </table:table-cell>
        </table:table-row>
        <table:table-row>
          <table:table-cell table:style-name="Таблица1.A2" office:value-type="string">
            <text:p text:style-name="P2">Финал</text:p>
          </table:table-cell>
          <table:table-cell table:style-name="Таблица1.B2" office:value-type="string">
            <text:p text:style-name="P1">На троне, темном и липком от крови, восседает новый король, взирая на пустые залы дворца, пустые улицы города, на пустые земли и пустоту внутри себя. А рядом, <text:change-start text:change-id="ct2541527821600"/>полож<text:change-end text:change-id="ct2541527821600"/><text:change-start text:change-id="ct2541527827936"/><text:span text:style-name="T25">ив</text:span><text:change-end text:change-id="ct2541527827936"/><text:change text:change-id="ct2541527836864"/> длань на плечо Резкара, радостно и удовлетворенно хихикало Зло, уже не скрываясь в недрах старинной дивной вещицы из разрушенного монастыр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46:03.13</meta:creation-date>
    <dc:date>2024-06-14T14:40:55.301000000</dc:date>
    <meta:editing-duration>P4DT12H1M38S</meta:editing-duration>
    <meta:editing-cycles>108</meta:editing-cycles>
    <meta:generator>LibreOffice/7.6.4.1$Windows_X86_64 LibreOffice_project/e19e193f88cd6c0525a17fb7a176ed8e6a3e2aa1</meta:generator>
    <dc:creator>Тарас</dc:creator>
    <meta:document-statistic meta:table-count="1" meta:image-count="0" meta:object-count="0" meta:page-count="5" meta:paragraph-count="72" meta:word-count="1446" meta:character-count="9816" meta:non-whitespace-character-count="8408"/>
  </office:meta>
</office:document-meta>
</file>